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9.579cm" table:align="left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14.887cm"/>
    </style:style>
    <style:style style:name="Tabla1.C" style:family="table-column">
      <style:table-column-properties style:column-width="3.193cm"/>
    </style:style>
    <style:style style:name="Tabla1.1" style:family="table-row"/>
    <style:style style:name="Tabla1.A1" style:family="table-cell">
      <style:table-cell-properties style:vertical-align="middle" fo:background-color="#2a6099" fo:padding="0cm" fo:border="none" style:writing-mode="page">
        <style:background-image/>
      </style:table-cell-properties>
    </style:style>
    <style:style style:name="Tabla1.A2" style:family="table-cell">
      <style:table-cell-properties style:vertical-align="middle" fo:padding="0cm" fo:border="none" style:writing-mode="page"/>
    </style:style>
    <style:style style:name="Tabla1.B2" style:family="table-cell">
      <style:table-cell-properties style:vertical-align="middle" fo:padding="0cm" fo:border="none" style:writing-mode="page"/>
    </style:style>
    <style:style style:name="Tabla1.C2" style:family="table-cell">
      <style:table-cell-properties style:vertical-align="middle" fo:padding="0cm" fo:border="none" style:writing-mode="page"/>
    </style:style>
    <style:style style:name="Tabla1.A3" style:family="table-cell">
      <style:table-cell-properties style:vertical-align="middle" fo:padding="0cm" fo:border="none" style:writing-mode="page"/>
    </style:style>
    <style:style style:name="Tabla1.B3" style:family="table-cell">
      <style:table-cell-properties style:vertical-align="middle" fo:padding="0cm" fo:border="none" style:writing-mode="page"/>
    </style:style>
    <style:style style:name="Tabla1.C3" style:family="table-cell">
      <style:table-cell-properties style:vertical-align="middle" fo:padding="0cm" fo:border="none" style:writing-mode="page"/>
    </style:style>
    <style:style style:name="Tabla1.A4" style:family="table-cell">
      <style:table-cell-properties style:vertical-align="middle" fo:padding="0cm" fo:border="none" style:writing-mode="page"/>
    </style:style>
    <style:style style:name="Tabla1.B4" style:family="table-cell">
      <style:table-cell-properties style:vertical-align="middle" fo:padding="0cm" fo:border="none" style:writing-mode="page"/>
    </style:style>
    <style:style style:name="Tabla1.C4" style:family="table-cell">
      <style:table-cell-properties style:vertical-align="middle" fo:padding="0cm" fo:border="none" style:writing-mode="page"/>
    </style:style>
    <style:style style:name="Tabla1.A5" style:family="table-cell">
      <style:table-cell-properties style:vertical-align="middle" fo:padding="0cm" fo:border="none" style:writing-mode="page"/>
    </style:style>
    <style:style style:name="Tabla1.B5" style:family="table-cell">
      <style:table-cell-properties style:vertical-align="middle" fo:padding="0cm" fo:border="none" style:writing-mode="page"/>
    </style:style>
    <style:style style:name="Tabla1.C5" style:family="table-cell">
      <style:table-cell-properties style:vertical-align="middle" fo:padding="0cm" fo:border="none" style:writing-mode="page"/>
    </style:style>
    <style:style style:name="Tabla1.A6" style:family="table-cell">
      <style:table-cell-properties style:vertical-align="middle" fo:padding="0cm" fo:border="none" style:writing-mode="page"/>
    </style:style>
    <style:style style:name="Tabla1.B6" style:family="table-cell">
      <style:table-cell-properties style:vertical-align="middle" fo:padding="0cm" fo:border="none" style:writing-mode="page"/>
    </style:style>
    <style:style style:name="Tabla1.C6" style:family="table-cell">
      <style:table-cell-properties style:vertical-align="middle" fo:padding="0cm" fo:border="none" style:writing-mode="page"/>
    </style:style>
    <style:style style:name="Tabla1.A7" style:family="table-cell">
      <style:table-cell-properties style:vertical-align="middle" fo:padding="0cm" fo:border="none" style:writing-mode="page"/>
    </style:style>
    <style:style style:name="Tabla1.B7" style:family="table-cell">
      <style:table-cell-properties style:vertical-align="middle" fo:padding="0cm" fo:border="none" style:writing-mode="page"/>
    </style:style>
    <style:style style:name="Tabla1.C7" style:family="table-cell">
      <style:table-cell-properties style:vertical-align="middle" fo:padding="0cm" fo:border="none" style:writing-mode="page"/>
    </style:style>
    <style:style style:name="Tabla1.A8" style:family="table-cell">
      <style:table-cell-properties style:vertical-align="middle" fo:padding="0cm" fo:border="none" style:writing-mode="page"/>
    </style:style>
    <style:style style:name="Tabla1.B8" style:family="table-cell">
      <style:table-cell-properties style:vertical-align="middle" fo:padding="0cm" fo:border="none" style:writing-mode="page"/>
    </style:style>
    <style:style style:name="Tabla1.C8" style:family="table-cell">
      <style:table-cell-properties style:vertical-align="middle" fo:padding="0cm" fo:border="none" style:writing-mode="page"/>
    </style:style>
    <style:style style:name="Tabla1.A9" style:family="table-cell">
      <style:table-cell-properties style:vertical-align="middle" fo:padding="0cm" fo:border="none" style:writing-mode="page"/>
    </style:style>
    <style:style style:name="Tabla1.B9" style:family="table-cell">
      <style:table-cell-properties style:vertical-align="middle" fo:padding="0cm" fo:border="none" style:writing-mode="page"/>
    </style:style>
    <style:style style:name="Tabla1.C9" style:family="table-cell">
      <style:table-cell-properties style:vertical-align="middle" fo:padding="0cm" fo:border="none" style:writing-mode="page"/>
    </style:style>
    <style:style style:name="Tabla1.A10" style:family="table-cell">
      <style:table-cell-properties style:vertical-align="middle" fo:padding="0cm" fo:border="none" style:writing-mode="page"/>
    </style:style>
    <style:style style:name="Tabla1.B10" style:family="table-cell">
      <style:table-cell-properties style:vertical-align="middle" fo:padding="0cm" fo:border="none" style:writing-mode="page"/>
    </style:style>
    <style:style style:name="Tabla1.C10" style:family="table-cell">
      <style:table-cell-properties style:vertical-align="middle" fo:padding="0cm" fo:border="none" style:writing-mode="page"/>
    </style:style>
    <style:style style:name="Tabla1.A11" style:family="table-cell">
      <style:table-cell-properties style:vertical-align="middle" fo:padding="0cm" fo:border="none" style:writing-mode="page"/>
    </style:style>
    <style:style style:name="Tabla1.B11" style:family="table-cell">
      <style:table-cell-properties style:vertical-align="middle" fo:padding="0cm" fo:border="none" style:writing-mode="page"/>
    </style:style>
    <style:style style:name="Tabla1.C11" style:family="table-cell">
      <style:table-cell-properties style:vertical-align="middle" fo:padding="0cm" fo:border="none" style:writing-mode="page"/>
    </style:style>
    <style:style style:name="Tabla1.A12" style:family="table-cell">
      <style:table-cell-properties style:vertical-align="middle" fo:padding="0cm" fo:border="none" style:writing-mode="page"/>
    </style:style>
    <style:style style:name="Tabla1.B12" style:family="table-cell">
      <style:table-cell-properties style:vertical-align="middle" fo:padding="0cm" fo:border="none" style:writing-mode="page"/>
    </style:style>
    <style:style style:name="Tabla1.C12" style:family="table-cell">
      <style:table-cell-properties style:vertical-align="middle" fo:padding="0cm" fo:border="none" style:writing-mode="page"/>
    </style:style>
    <style:style style:name="Tabla1.A13" style:family="table-cell">
      <style:table-cell-properties style:vertical-align="middle" fo:padding="0cm" fo:border="none" style:writing-mode="page"/>
    </style:style>
    <style:style style:name="Tabla1.B13" style:family="table-cell">
      <style:table-cell-properties style:vertical-align="middle" fo:padding="0cm" fo:border="none" style:writing-mode="page"/>
    </style:style>
    <style:style style:name="Tabla1.C13" style:family="table-cell">
      <style:table-cell-properties style:vertical-align="middle" fo:padding="0cm" fo:border="none" style:writing-mode="page"/>
    </style:style>
    <style:style style:name="Tabla1.A14" style:family="table-cell">
      <style:table-cell-properties style:vertical-align="middle" fo:padding="0cm" fo:border="none" style:writing-mode="page"/>
    </style:style>
    <style:style style:name="Tabla1.B14" style:family="table-cell">
      <style:table-cell-properties style:vertical-align="middle" fo:padding="0cm" fo:border="none" style:writing-mode="page"/>
    </style:style>
    <style:style style:name="Tabla1.C14" style:family="table-cell">
      <style:table-cell-properties style:vertical-align="middle" fo:padding="0cm" fo:border="none" style:writing-mode="page"/>
    </style:style>
    <style:style style:name="Tabla1.A15" style:family="table-cell">
      <style:table-cell-properties style:vertical-align="middle" fo:padding="0cm" fo:border="none" style:writing-mode="page"/>
    </style:style>
    <style:style style:name="Tabla1.B15" style:family="table-cell">
      <style:table-cell-properties style:vertical-align="middle" fo:padding="0cm" fo:border="none" style:writing-mode="page"/>
    </style:style>
    <style:style style:name="Tabla1.C15" style:family="table-cell">
      <style:table-cell-properties style:vertical-align="middle" fo:padding="0cm" fo:border="none" style:writing-mode="page"/>
    </style:style>
    <style:style style:name="Tabla1.A16" style:family="table-cell">
      <style:table-cell-properties style:vertical-align="middle" fo:padding="0cm" fo:border="none" style:writing-mode="page"/>
    </style:style>
    <style:style style:name="Tabla1.B16" style:family="table-cell">
      <style:table-cell-properties style:vertical-align="middle" fo:padding="0cm" fo:border="none" style:writing-mode="page"/>
    </style:style>
    <style:style style:name="Tabla1.C16" style:family="table-cell">
      <style:table-cell-properties style:vertical-align="middle" fo:padding="0cm" fo:border="none" style:writing-mode="page"/>
    </style:style>
    <style:style style:name="Tabla1.A17" style:family="table-cell">
      <style:table-cell-properties style:vertical-align="middle" fo:padding="0cm" fo:border="none" style:writing-mode="page"/>
    </style:style>
    <style:style style:name="Tabla1.B17" style:family="table-cell">
      <style:table-cell-properties style:vertical-align="middle" fo:padding="0cm" fo:border="none" style:writing-mode="page"/>
    </style:style>
    <style:style style:name="Tabla1.C17" style:family="table-cell">
      <style:table-cell-properties style:vertical-align="middle" fo:padding="0cm" fo:border="none" style:writing-mode="page"/>
    </style:style>
    <style:style style:name="Tabla1.A18" style:family="table-cell">
      <style:table-cell-properties style:vertical-align="middle" fo:padding="0cm" fo:border="none" style:writing-mode="page"/>
    </style:style>
    <style:style style:name="Tabla1.B18" style:family="table-cell">
      <style:table-cell-properties style:vertical-align="middle" fo:padding="0cm" fo:border="none" style:writing-mode="page"/>
    </style:style>
    <style:style style:name="Tabla1.C18" style:family="table-cell">
      <style:table-cell-properties style:vertical-align="middle" fo:padding="0cm" fo:border="none" style:writing-mode="page"/>
    </style:style>
    <style:style style:name="Tabla1.A19" style:family="table-cell">
      <style:table-cell-properties style:vertical-align="middle" fo:padding="0cm" fo:border="none" style:writing-mode="page"/>
    </style:style>
    <style:style style:name="Tabla1.B19" style:family="table-cell">
      <style:table-cell-properties style:vertical-align="middle" fo:padding="0cm" fo:border="none" style:writing-mode="page"/>
    </style:style>
    <style:style style:name="Tabla1.C19" style:family="table-cell">
      <style:table-cell-properties style:vertical-align="middle" fo:padding="0cm" fo:border="none" style:writing-mode="page"/>
    </style:style>
    <style:style style:name="Tabla1.A20" style:family="table-cell">
      <style:table-cell-properties style:vertical-align="middle" fo:padding="0cm" fo:border="none" style:writing-mode="page"/>
    </style:style>
    <style:style style:name="Tabla1.B20" style:family="table-cell">
      <style:table-cell-properties style:vertical-align="middle" fo:padding="0cm" fo:border="none" style:writing-mode="page"/>
    </style:style>
    <style:style style:name="Tabla1.C20" style:family="table-cell">
      <style:table-cell-properties style:vertical-align="middle" fo:padding="0cm" fo:border="none" style:writing-mode="page"/>
    </style:style>
    <style:style style:name="Tabla1.A21" style:family="table-cell">
      <style:table-cell-properties style:vertical-align="middle" fo:padding="0cm" fo:border="none" style:writing-mode="page"/>
    </style:style>
    <style:style style:name="Tabla1.B21" style:family="table-cell">
      <style:table-cell-properties style:vertical-align="middle" fo:padding="0cm" fo:border="none" style:writing-mode="page"/>
    </style:style>
    <style:style style:name="Tabla1.C21" style:family="table-cell">
      <style:table-cell-properties style:vertical-align="middle" fo:padding="0cm" fo:border="none" style:writing-mode="page"/>
    </style:style>
    <style:style style:name="Tabla1.A22" style:family="table-cell">
      <style:table-cell-properties style:vertical-align="middle" fo:padding="0cm" fo:border="none" style:writing-mode="page"/>
    </style:style>
    <style:style style:name="Tabla1.B22" style:family="table-cell">
      <style:table-cell-properties style:vertical-align="middle" fo:padding="0cm" fo:border="none" style:writing-mode="page"/>
    </style:style>
    <style:style style:name="Tabla1.C22" style:family="table-cell">
      <style:table-cell-properties style:vertical-align="middle" fo:padding="0cm" fo:border="none" style:writing-mode="page"/>
    </style:style>
    <style:style style:name="Tabla2" style:family="table" style:master-page-name="">
      <style:table-properties style:width="19.57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1.499cm"/>
    </style:style>
    <style:style style:name="Tabla2.B" style:family="table-column">
      <style:table-column-properties style:column-width="14.887cm"/>
    </style:style>
    <style:style style:name="Tabla2.C" style:family="table-column">
      <style:table-column-properties style:column-width="3.193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2a6099" fo:padding="0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2.C1" style:family="table-cell">
      <style:table-cell-properties style:vertical-align="middle" fo:background-color="#2a6099" fo:padding="0cm" fo:border="0.05pt solid #808080" style:writing-mode="page">
        <style:background-image/>
      </style:table-cell-properties>
    </style:style>
    <style:style style:name="Tabla2.A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2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3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4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4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4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5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5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5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6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6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6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7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7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7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8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8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8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9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9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9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0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0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0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1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1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1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2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3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P1" style:family="paragraph" style:parent-style-name="Standard">
      <style:text-properties style:font-name="Atkinson Hyperlegible" fo:language="es" fo:country="ES" officeooo:rsid="00138cbf" officeooo:paragraph-rsid="00138cbf"/>
    </style:style>
    <style:style style:name="P2" style:family="paragraph" style:parent-style-name="Standard">
      <style:text-properties style:font-name="Atkinson Hyperlegible" fo:language="es" fo:country="ES" officeooo:rsid="0024d401" officeooo:paragraph-rsid="0024d401"/>
    </style:style>
    <style:style style:name="P3" style:family="paragraph" style:parent-style-name="Standard">
      <style:text-properties style:font-name="Atkinson Hyperlegible" fo:font-weight="bold" officeooo:rsid="0024d401" officeooo:paragraph-rsid="0047492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4pt" fo:language="es" fo:country="ES" fo:font-weight="bold" officeooo:rsid="00138cbf" officeooo:paragraph-rsid="0025028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tkinson Hyperlegible" fo:font-size="11pt" fo:language="es" fo:country="ES" fo:font-weight="bold" officeooo:rsid="0028730a" officeooo:paragraph-rsid="0028730a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tkinson Hyperlegible" fo:font-size="11pt" fo:language="es" fo:country="ES" fo:font-weight="bold" officeooo:rsid="0028730a" officeooo:paragraph-rsid="003b1f8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tkinson Hyperlegible" fo:font-size="11pt" fo:language="es" fo:country="ES" fo:font-weight="bold" officeooo:rsid="00138cbf" officeooo:paragraph-rsid="00138cbf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tkinson Hyperlegible" fo:font-size="11pt" fo:language="es" fo:country="ES" fo:font-weight="bold" officeooo:rsid="001b18cf" officeooo:paragraph-rsid="001b18cf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tkinson Hyperlegible" fo:font-size="11pt" fo:language="es" fo:country="ES" fo:font-weight="bold" officeooo:rsid="001e96c9" officeooo:paragraph-rsid="001e96c9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tkinson Hyperlegible" fo:font-size="11pt" fo:language="es" fo:country="ES" fo:font-weight="bold" officeooo:rsid="0034bf26" officeooo:paragraph-rsid="0034bf26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tkinson Hyperlegible" fo:font-size="11pt" fo:language="es" fo:country="ES" fo:font-weight="bold" officeooo:rsid="00202fff" officeooo:paragraph-rsid="00202ff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tkinson Hyperlegible" fo:font-size="11pt" fo:language="es" fo:country="ES" fo:font-weight="bold" officeooo:rsid="00202fff" officeooo:paragraph-rsid="00250280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tkinson Hyperlegible" fo:font-size="11pt" fo:language="es" fo:country="ES" fo:font-weight="bold" officeooo:rsid="002458e5" officeooo:paragraph-rsid="002458e5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tkinson Hyperlegible" fo:font-size="11pt" fo:language="es" fo:country="ES" fo:font-weight="bold" officeooo:rsid="0024d401" officeooo:paragraph-rsid="0024d401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tkinson Hyperlegible" fo:font-size="11pt" fo:language="es" fo:country="ES" fo:font-weight="bold" officeooo:rsid="004969ea" officeooo:paragraph-rsid="004969ea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tkinson Hyperlegible" fo:font-size="11pt" fo:language="es" fo:country="ES" officeooo:rsid="00138cbf" officeooo:paragraph-rsid="00138cbf" style:font-size-asian="11pt" style:font-size-complex="11pt"/>
    </style:style>
    <style:style style:name="P17" style:family="paragraph" style:parent-style-name="Standard">
      <style:text-properties style:font-name="Atkinson Hyperlegible" fo:font-size="11pt" fo:language="es" fo:country="ES" officeooo:rsid="00138cbf" officeooo:paragraph-rsid="00202fff" style:font-size-asian="11pt" style:font-size-complex="11pt"/>
    </style:style>
    <style:style style:name="P18" style:family="paragraph" style:parent-style-name="Standard">
      <style:text-properties style:font-name="Atkinson Hyperlegible" fo:font-size="11pt" fo:language="es" fo:country="ES" officeooo:rsid="00138cbf" officeooo:paragraph-rsid="00250280" style:font-size-asian="11pt" style:font-size-complex="11pt"/>
    </style:style>
    <style:style style:name="P19" style:family="paragraph" style:parent-style-name="Standard">
      <style:text-properties style:font-name="Atkinson Hyperlegible" fo:font-size="11pt" fo:language="es" fo:country="ES" officeooo:rsid="002458e5" officeooo:paragraph-rsid="002458e5" style:font-size-asian="11pt" style:font-size-complex="11pt"/>
    </style:style>
    <style:style style:name="P20" style:family="paragraph" style:parent-style-name="Standard">
      <style:text-properties style:font-name="Atkinson Hyperlegible" fo:font-size="11pt" fo:language="es" fo:country="ES" officeooo:rsid="001b18cf" officeooo:paragraph-rsid="001b18cf" style:font-size-asian="11pt" style:font-size-complex="11pt"/>
    </style:style>
    <style:style style:name="P21" style:family="paragraph" style:parent-style-name="Standard">
      <style:text-properties style:font-name="Atkinson Hyperlegible" fo:font-size="11pt" fo:language="es" fo:country="ES" officeooo:rsid="001e96c9" officeooo:paragraph-rsid="001e96c9" style:font-size-asian="11pt" style:font-size-complex="11pt"/>
    </style:style>
    <style:style style:name="P22" style:family="paragraph" style:parent-style-name="Standard">
      <style:text-properties style:font-name="Atkinson Hyperlegible" fo:font-size="11pt" fo:language="es" fo:country="ES" officeooo:rsid="00202fff" officeooo:paragraph-rsid="00202fff" style:font-size-asian="11pt" style:font-size-complex="11pt"/>
    </style:style>
    <style:style style:name="P23" style:family="paragraph" style:parent-style-name="Standard">
      <style:text-properties style:font-name="Atkinson Hyperlegible" fo:font-size="11pt" fo:language="es" fo:country="ES" officeooo:rsid="00202fff" officeooo:paragraph-rsid="00250280" style:font-size-asian="11pt" style:font-size-complex="11pt"/>
    </style:style>
    <style:style style:name="P24" style:family="paragraph" style:parent-style-name="Standard">
      <style:text-properties style:font-name="Atkinson Hyperlegible" fo:font-size="11pt" fo:language="es" fo:country="ES" officeooo:rsid="00246259" officeooo:paragraph-rsid="0024d401" style:font-size-asian="11pt" style:font-size-complex="11pt"/>
    </style:style>
    <style:style style:name="P25" style:family="paragraph" style:parent-style-name="Standard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26" style:family="paragraph" style:parent-style-name="Standard">
      <style:text-properties style:font-name="Atkinson Hyperlegible" fo:font-size="11pt" fo:language="es" fo:country="ES" officeooo:rsid="0044cf25" officeooo:paragraph-rsid="0024d401" style:font-size-asian="11pt" style:font-size-complex="11pt"/>
    </style:style>
    <style:style style:name="P27" style:family="paragraph" style:parent-style-name="Standard">
      <style:text-properties style:font-name="Atkinson Hyperlegible" fo:font-size="11pt" fo:language="es" fo:country="ES" officeooo:rsid="0025f514" officeooo:paragraph-rsid="0025f514" style:font-size-asian="11pt" style:font-size-complex="11pt"/>
    </style:style>
    <style:style style:name="P28" style:family="paragraph" style:parent-style-name="Standard">
      <style:text-properties style:font-name="Atkinson Hyperlegible" fo:font-size="11pt" fo:language="es" fo:country="ES" officeooo:rsid="004969ea" officeooo:paragraph-rsid="004969ea" style:font-size-asian="11pt" style:font-size-complex="11pt"/>
    </style:style>
    <style:style style:name="P29" style:family="paragraph" style:parent-style-name="Standard">
      <style:text-properties style:font-name="Atkinson Hyperlegible" fo:font-size="11pt" fo:language="es" fo:country="ES" fo:font-style="normal" fo:font-weight="normal" officeooo:rsid="0025f514" officeooo:paragraph-rsid="00250280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1">
      <style:text-properties style:font-name="Atkinson Hyperlegible" fo:font-size="11pt" fo:font-style="italic" fo:font-weight="normal" officeooo:paragraph-rsid="0028730a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 style:list-style-name="L1">
      <style:text-properties style:font-name="Atkinson Hyperlegible" fo:font-size="11pt" fo:font-style="italic" fo:font-weight="normal" officeooo:paragraph-rsid="003b1f8d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 style:list-style-name="L1">
      <style:text-properties style:font-name="Atkinson Hyperlegible" fo:font-size="11pt" fo:language="es" fo:country="ES" fo:font-style="italic" fo:font-weight="normal" officeooo:rsid="0028730a" officeooo:paragraph-rsid="0028730a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 style:list-style-name="L1">
      <style:text-properties style:font-name="Atkinson Hyperlegible" fo:font-size="11pt" fo:language="es" fo:country="ES" fo:font-style="italic" fo:font-weight="normal" officeooo:rsid="0028730a" officeooo:paragraph-rsid="003b1f8d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 style:list-style-name="L6">
      <style:text-properties style:font-name="Atkinson Hyperlegible" fo:font-size="11pt" fo:language="es" fo:country="ES" fo:font-style="italic" officeooo:rsid="0034bf26" officeooo:paragraph-rsid="0034bf26" style:font-size-asian="11pt" style:font-style-asian="italic" style:font-size-complex="11pt" style:font-style-complex="italic"/>
    </style:style>
    <style:style style:name="P35" style:family="paragraph" style:parent-style-name="Standard" style:list-style-name="L13">
      <style:text-properties style:font-name="Atkinson Hyperlegible" fo:font-size="11pt" fo:language="es" fo:country="ES" fo:font-style="italic" officeooo:rsid="004969ea" officeooo:paragraph-rsid="004969ea" style:font-size-asian="11pt" style:font-style-asian="italic" style:font-size-complex="11pt" style:font-style-complex="italic"/>
    </style:style>
    <style:style style:name="P36" style:family="paragraph" style:parent-style-name="Standard" style:list-style-name="L13">
      <style:text-properties style:font-name="Atkinson Hyperlegible" fo:font-size="11pt" fo:language="es" fo:country="ES" fo:font-style="italic" officeooo:rsid="004a8041" officeooo:paragraph-rsid="004a8041" style:font-size-asian="11pt" style:font-style-asian="italic" style:font-size-complex="11pt" style:font-style-complex="italic"/>
    </style:style>
    <style:style style:name="P37" style:family="paragraph" style:parent-style-name="Standard" style:list-style-name="L13">
      <style:text-properties style:font-name="Atkinson Hyperlegible" fo:font-size="11pt" fo:language="es" fo:country="ES" fo:font-style="italic" officeooo:rsid="004c4a0f" officeooo:paragraph-rsid="004c4a0f" style:font-size-asian="11pt" style:font-style-asian="italic" style:font-size-complex="11pt" style:font-style-complex="italic"/>
    </style:style>
    <style:style style:name="P38" style:family="paragraph" style:parent-style-name="Standard" style:list-style-name="L3">
      <style:text-properties style:font-name="Atkinson Hyperlegible" fo:font-size="11pt" fo:language="es" fo:country="ES" officeooo:rsid="0015615c" officeooo:paragraph-rsid="00202fff" style:font-size-asian="11pt" style:font-size-complex="11pt"/>
    </style:style>
    <style:style style:name="P39" style:family="paragraph" style:parent-style-name="Standard" style:list-style-name="L9">
      <style:text-properties style:font-name="Atkinson Hyperlegible" fo:font-size="11pt" fo:language="es" fo:country="ES" officeooo:rsid="0015615c" officeooo:paragraph-rsid="003b75b8" style:font-size-asian="11pt" style:font-size-complex="11pt"/>
    </style:style>
    <style:style style:name="P40" style:family="paragraph" style:parent-style-name="Standard" style:list-style-name="L9">
      <style:text-properties style:font-name="Atkinson Hyperlegible" fo:font-size="11pt" fo:language="es" fo:country="ES" officeooo:rsid="0015615c" officeooo:paragraph-rsid="00202fff" style:font-size-asian="11pt" style:font-size-complex="11pt"/>
    </style:style>
    <style:style style:name="P41" style:family="paragraph" style:parent-style-name="Standard">
      <style:text-properties style:font-name="Atkinson Hyperlegible" fo:font-size="11pt" fo:language="es" fo:country="ES" officeooo:rsid="0015615c" officeooo:paragraph-rsid="0056c755" style:font-size-asian="11pt" style:font-size-complex="11pt"/>
    </style:style>
    <style:style style:name="P42" style:family="paragraph" style:parent-style-name="Standard">
      <style:text-properties style:font-name="Atkinson Hyperlegible" fo:font-size="11pt" fo:language="es" fo:country="ES" officeooo:rsid="0015615c" officeooo:paragraph-rsid="005d067c" style:font-size-asian="11pt" style:font-size-complex="11pt"/>
    </style:style>
    <style:style style:name="P43" style:family="paragraph" style:parent-style-name="Standard" style:list-style-name="L9">
      <style:text-properties style:font-name="Atkinson Hyperlegible" fo:font-size="11pt" fo:language="es" fo:country="ES" officeooo:rsid="00138cbf" officeooo:paragraph-rsid="00202fff" style:font-size-asian="11pt" style:font-size-complex="11pt"/>
    </style:style>
    <style:style style:name="P44" style:family="paragraph" style:parent-style-name="Standard">
      <style:text-properties style:font-name="Atkinson Hyperlegible" fo:font-size="11pt" fo:language="es" fo:country="ES" officeooo:rsid="00138cbf" officeooo:paragraph-rsid="0056c755" style:font-size-asian="11pt" style:font-size-complex="11pt"/>
    </style:style>
    <style:style style:name="P45" style:family="paragraph" style:parent-style-name="Standard">
      <style:text-properties style:font-name="Atkinson Hyperlegible" fo:font-size="11pt" fo:language="es" fo:country="ES" officeooo:rsid="00138cbf" officeooo:paragraph-rsid="005748df" style:font-size-asian="11pt" style:font-size-complex="11pt"/>
    </style:style>
    <style:style style:name="P46" style:family="paragraph" style:parent-style-name="Standard" style:list-style-name="L9">
      <style:text-properties style:font-name="Atkinson Hyperlegible" fo:font-size="11pt" fo:language="es" fo:country="ES" officeooo:rsid="0016d019" officeooo:paragraph-rsid="00202fff" style:font-size-asian="11pt" style:font-size-complex="11pt"/>
    </style:style>
    <style:style style:name="P47" style:family="paragraph" style:parent-style-name="Standard">
      <style:text-properties style:font-name="Atkinson Hyperlegible" fo:font-size="11pt" fo:language="es" fo:country="ES" officeooo:rsid="0016d019" officeooo:paragraph-rsid="0056c755" style:font-size-asian="11pt" style:font-size-complex="11pt"/>
    </style:style>
    <style:style style:name="P48" style:family="paragraph" style:parent-style-name="Standard" style:list-style-name="L9">
      <style:text-properties style:font-name="Atkinson Hyperlegible" fo:font-size="11pt" fo:language="es" fo:country="ES" officeooo:rsid="0018c804" officeooo:paragraph-rsid="0020a0f1" style:font-size-asian="11pt" style:font-size-complex="11pt"/>
    </style:style>
    <style:style style:name="P49" style:family="paragraph" style:parent-style-name="Standard" style:list-style-name="L9">
      <style:text-properties style:font-name="Atkinson Hyperlegible" fo:font-size="11pt" fo:language="es" fo:country="ES" officeooo:rsid="0018c804" officeooo:paragraph-rsid="00202fff" style:font-size-asian="11pt" style:font-size-complex="11pt"/>
    </style:style>
    <style:style style:name="P50" style:family="paragraph" style:parent-style-name="Standard">
      <style:text-properties style:font-name="Atkinson Hyperlegible" fo:font-size="11pt" fo:language="es" fo:country="ES" officeooo:rsid="0018c804" officeooo:paragraph-rsid="005748df" style:font-size-asian="11pt" style:font-size-complex="11pt"/>
    </style:style>
    <style:style style:name="P51" style:family="paragraph" style:parent-style-name="Standard">
      <style:text-properties style:font-name="Atkinson Hyperlegible" fo:font-size="11pt" fo:language="es" fo:country="ES" officeooo:rsid="0018c804" officeooo:paragraph-rsid="0057beac" style:font-size-asian="11pt" style:font-size-complex="11pt"/>
    </style:style>
    <style:style style:name="P52" style:family="paragraph" style:parent-style-name="Standard" style:list-style-name="L9">
      <style:text-properties style:font-name="Atkinson Hyperlegible" fo:font-size="11pt" fo:language="es" fo:country="ES" officeooo:rsid="001927b1" officeooo:paragraph-rsid="00202fff" style:font-size-asian="11pt" style:font-size-complex="11pt"/>
    </style:style>
    <style:style style:name="P53" style:family="paragraph" style:parent-style-name="Standard">
      <style:text-properties style:font-name="Atkinson Hyperlegible" fo:font-size="11pt" fo:language="es" fo:country="ES" officeooo:rsid="001927b1" officeooo:paragraph-rsid="0057beac" style:font-size-asian="11pt" style:font-size-complex="11pt"/>
    </style:style>
    <style:style style:name="P54" style:family="paragraph" style:parent-style-name="Standard" style:list-style-name="L9">
      <style:text-properties style:font-name="Atkinson Hyperlegible" fo:font-size="11pt" fo:language="es" fo:country="ES" officeooo:rsid="00195003" officeooo:paragraph-rsid="0021d260" style:font-size-asian="11pt" style:font-size-complex="11pt"/>
    </style:style>
    <style:style style:name="P55" style:family="paragraph" style:parent-style-name="Standard" style:list-style-name="L9">
      <style:text-properties style:font-name="Atkinson Hyperlegible" fo:font-size="11pt" fo:language="es" fo:country="ES" officeooo:rsid="00195003" officeooo:paragraph-rsid="00202fff" style:font-size-asian="11pt" style:font-size-complex="11pt"/>
    </style:style>
    <style:style style:name="P56" style:family="paragraph" style:parent-style-name="Standard">
      <style:text-properties style:font-name="Atkinson Hyperlegible" fo:font-size="11pt" fo:language="es" fo:country="ES" officeooo:rsid="00195003" officeooo:paragraph-rsid="00195003" style:font-size-asian="11pt" style:font-size-complex="11pt"/>
    </style:style>
    <style:style style:name="P57" style:family="paragraph" style:parent-style-name="Standard">
      <style:text-properties style:font-name="Atkinson Hyperlegible" fo:font-size="11pt" fo:language="es" fo:country="ES" officeooo:rsid="00195003" officeooo:paragraph-rsid="0057beac" style:font-size-asian="11pt" style:font-size-complex="11pt"/>
    </style:style>
    <style:style style:name="P58" style:family="paragraph" style:parent-style-name="Standard" style:list-style-name="L9">
      <style:text-properties style:font-name="Atkinson Hyperlegible" fo:font-size="11pt" fo:language="es" fo:country="ES" officeooo:rsid="002458e5" officeooo:paragraph-rsid="002458e5" style:font-size-asian="11pt" style:font-size-complex="11pt"/>
    </style:style>
    <style:style style:name="P59" style:family="paragraph" style:parent-style-name="Standard" style:list-style-name="L9">
      <style:text-properties style:font-name="Atkinson Hyperlegible" fo:font-size="11pt" fo:language="es" fo:country="ES" officeooo:rsid="002458e5" officeooo:paragraph-rsid="003cfbe2" style:font-size-asian="11pt" style:font-size-complex="11pt"/>
    </style:style>
    <style:style style:name="P60" style:family="paragraph" style:parent-style-name="Standard">
      <style:text-properties style:font-name="Atkinson Hyperlegible" fo:font-size="11pt" fo:language="es" fo:country="ES" officeooo:rsid="002458e5" officeooo:paragraph-rsid="0057beac" style:font-size-asian="11pt" style:font-size-complex="11pt"/>
    </style:style>
    <style:style style:name="P61" style:family="paragraph" style:parent-style-name="Standard">
      <style:text-properties style:font-name="Atkinson Hyperlegible" fo:font-size="11pt" fo:language="es" fo:country="ES" officeooo:rsid="001b18cf" officeooo:paragraph-rsid="001b18cf" style:font-size-asian="11pt" style:font-size-complex="11pt"/>
    </style:style>
    <style:style style:name="P62" style:family="paragraph" style:parent-style-name="Standard">
      <style:text-properties style:font-name="Atkinson Hyperlegible" fo:font-size="11pt" fo:language="es" fo:country="ES" officeooo:rsid="001b18cf" officeooo:paragraph-rsid="0058ba25" style:font-size-asian="11pt" style:font-size-complex="11pt"/>
    </style:style>
    <style:style style:name="P63" style:family="paragraph" style:parent-style-name="Standard">
      <style:text-properties style:font-name="Atkinson Hyperlegible" fo:font-size="11pt" fo:language="es" fo:country="ES" officeooo:rsid="0033f1b8" officeooo:paragraph-rsid="0058ba25" style:font-size-asian="11pt" style:font-size-complex="11pt"/>
    </style:style>
    <style:style style:name="P64" style:family="paragraph" style:parent-style-name="Standard">
      <style:text-properties style:font-name="Atkinson Hyperlegible" fo:font-size="11pt" fo:language="es" fo:country="ES" officeooo:rsid="001bbfa8" officeooo:paragraph-rsid="0058ba25" style:font-size-asian="11pt" style:font-size-complex="11pt"/>
    </style:style>
    <style:style style:name="P65" style:family="paragraph" style:parent-style-name="Standard">
      <style:text-properties style:font-name="Atkinson Hyperlegible" fo:font-size="11pt" fo:language="es" fo:country="ES" officeooo:rsid="001d56d5" officeooo:paragraph-rsid="001d56d5" style:font-size-asian="11pt" style:font-size-complex="11pt"/>
    </style:style>
    <style:style style:name="P66" style:family="paragraph" style:parent-style-name="Standard">
      <style:text-properties style:font-name="Atkinson Hyperlegible" fo:font-size="11pt" fo:language="es" fo:country="ES" officeooo:rsid="001d56d5" officeooo:paragraph-rsid="0058ba25" style:font-size-asian="11pt" style:font-size-complex="11pt"/>
    </style:style>
    <style:style style:name="P67" style:family="paragraph" style:parent-style-name="Standard" style:list-style-name="L8">
      <style:text-properties style:font-name="Atkinson Hyperlegible" fo:font-size="11pt" fo:language="es" fo:country="ES" officeooo:rsid="001e96c9" officeooo:paragraph-rsid="001e96c9" style:font-size-asian="11pt" style:font-size-complex="11pt"/>
    </style:style>
    <style:style style:name="P68" style:family="paragraph" style:parent-style-name="Standard" style:list-style-name="L10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69" style:family="paragraph" style:parent-style-name="Standard" style:list-style-name="L11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70" style:family="paragraph" style:parent-style-name="Standard" style:list-style-name="L5">
      <style:text-properties style:font-name="Atkinson Hyperlegible" fo:font-size="11pt" fo:language="es" fo:country="ES" fo:font-weight="normal" officeooo:rsid="002e7dcd" officeooo:paragraph-rsid="002e7dcd" style:font-size-asian="11pt" style:font-weight-asian="normal" style:font-size-complex="11pt" style:font-weight-complex="normal"/>
    </style:style>
    <style:style style:name="P71" style:family="paragraph" style:parent-style-name="Standard" style:list-style-name="L14">
      <style:text-properties style:font-name="Atkinson Hyperlegible" fo:font-size="11pt" fo:language="es" fo:country="ES" fo:font-weight="normal" officeooo:rsid="004f3495" officeooo:paragraph-rsid="004f3495" style:font-size-asian="11pt" style:font-weight-asian="normal" style:font-size-complex="11pt" style:font-weight-complex="normal"/>
    </style:style>
    <style:style style:name="P72" style:family="paragraph" style:parent-style-name="Standard" style:list-style-name="L15">
      <style:text-properties style:font-name="Atkinson Hyperlegible" fo:font-size="11pt" fo:language="es" fo:country="ES" fo:font-weight="normal" officeooo:rsid="004f3495" officeooo:paragraph-rsid="004f3495" style:font-size-asian="11pt" style:font-weight-asian="normal" style:font-size-complex="11pt" style:font-weight-complex="normal"/>
    </style:style>
    <style:style style:name="P73" style:family="paragraph" style:parent-style-name="Standard" style:list-style-name="L15">
      <style:text-properties style:font-name="Atkinson Hyperlegible" fo:font-size="11pt" fo:language="es" fo:country="ES" fo:font-weight="normal" officeooo:rsid="004f3495" officeooo:paragraph-rsid="00508fc0" style:font-size-asian="11pt" style:font-weight-asian="normal" style:font-size-complex="11pt" style:font-weight-complex="normal"/>
    </style:style>
    <style:style style:name="P74" style:family="paragraph" style:parent-style-name="Standard" style:list-style-name="L15">
      <style:text-properties style:font-name="Atkinson Hyperlegible" fo:font-size="11pt" fo:language="es" fo:country="ES" fo:font-weight="normal" officeooo:rsid="004e06bd" officeooo:paragraph-rsid="004e06bd" style:font-size-asian="11pt" style:font-weight-asian="normal" style:font-size-complex="11pt" style:font-weight-complex="normal"/>
    </style:style>
    <style:style style:name="P75" style:family="paragraph" style:parent-style-name="Standard" style:list-style-name="L15">
      <style:text-properties style:font-name="Atkinson Hyperlegible" fo:font-size="11pt" fo:language="es" fo:country="ES" fo:font-weight="normal" officeooo:rsid="00508fc0" officeooo:paragraph-rsid="00508fc0" style:font-size-asian="11pt" style:font-weight-asian="normal" style:font-size-complex="11pt" style:font-weight-complex="normal"/>
    </style:style>
    <style:style style:name="P76" style:family="paragraph" style:parent-style-name="Standard">
      <style:text-properties style:font-name="Atkinson Hyperlegible" fo:font-size="11pt" fo:language="es" fo:country="ES" fo:font-weight="bold" officeooo:rsid="0034bf26" officeooo:paragraph-rsid="0034bf26" style:font-size-asian="11pt" style:font-weight-asian="bold" style:font-size-complex="11pt" style:font-weight-complex="bold"/>
    </style:style>
    <style:style style:name="P77" style:family="paragraph" style:parent-style-name="Standard" style:list-style-name="L15">
      <style:text-properties style:font-name="Atkinson Hyperlegible" fo:font-size="11pt" fo:language="es" fo:country="ES" fo:font-style="normal" fo:font-weight="normal" officeooo:rsid="00508fc0" officeooo:paragraph-rsid="00508fc0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15">
      <style:text-properties style:font-name="Atkinson Hyperlegible" fo:font-size="11pt" fo:language="es" fo:country="ES" fo:font-style="normal" fo:font-weight="normal" officeooo:rsid="00520033" officeooo:paragraph-rsid="00520033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15">
      <style:text-properties style:font-name="Atkinson Hyperlegible" fo:font-size="11pt" fo:language="es" fo:country="ES" fo:font-style="normal" fo:font-weight="normal" officeooo:rsid="00520033" officeooo:paragraph-rsid="005397e3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5">
      <style:text-properties style:font-name="Atkinson Hyperlegible" fo:font-size="11pt" fo:language="es" fo:country="ES" fo:font-style="normal" fo:font-weight="normal" officeooo:rsid="005549e3" officeooo:paragraph-rsid="005549e3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style:font-name="Atkinson Hyperlegible" fo:font-size="11pt" fo:language="es" fo:country="ES" fo:font-style="normal" officeooo:rsid="0015615c" officeooo:paragraph-rsid="0056c755" style:font-size-asian="11pt" style:font-style-asian="normal" style:font-size-complex="11pt" style:font-style-complex="normal"/>
    </style:style>
    <style:style style:name="P82" style:family="paragraph" style:parent-style-name="Standard" style:list-style-name="L2">
      <style:text-properties style:font-name="Atkinson Hyperlegible" fo:font-size="11pt" officeooo:paragraph-rsid="00138cbf" style:font-size-asian="11pt" style:font-size-complex="11pt"/>
    </style:style>
    <style:style style:name="P83" style:family="paragraph" style:parent-style-name="Standard">
      <style:text-properties style:font-name="Atkinson Hyperlegible" fo:font-size="11pt" officeooo:rsid="0018c804" officeooo:paragraph-rsid="0056c755" style:font-size-asian="11pt" style:font-size-complex="11pt"/>
    </style:style>
    <style:style style:name="P84" style:family="paragraph" style:parent-style-name="Standard" style:list-style-name="L9">
      <style:text-properties style:font-name="Atkinson Hyperlegible" fo:font-size="11pt" officeooo:rsid="0016d019" officeooo:paragraph-rsid="00202fff" style:font-size-asian="11pt" style:font-size-complex="11pt"/>
    </style:style>
    <style:style style:name="P85" style:family="paragraph" style:parent-style-name="Standard" style:list-style-name="L12">
      <style:text-properties fo:font-size="11pt" officeooo:paragraph-rsid="00474922" style:font-size-asian="11pt" style:font-size-complex="11pt"/>
    </style:style>
    <style:style style:name="P86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weight="bold" officeooo:rsid="005b4cf5" officeooo:paragraph-rsid="005b4cf5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style="normal" fo:font-weight="bold" officeooo:rsid="005b4cf5" officeooo:paragraph-rsid="005b4cf5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font-weight="bold" officeooo:rsid="005b4cf5" officeooo:paragraph-rsid="005b4cf5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language="es" fo:country="ES" fo:font-weight="bold" officeooo:rsid="00138cbf" officeooo:paragraph-rsid="00138cbf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ff0000" loext:opacity="100%" style:font-name="Atkinson Hyperlegible" fo:language="es" fo:country="ES" officeooo:rsid="00138cbf" officeooo:paragraph-rsid="00202fff"/>
    </style:style>
    <style:style style:name="P91" style:family="paragraph" style:parent-style-name="Table_20_Contents">
      <style:text-properties style:font-name="Atkinson Hyperlegible" fo:font-size="11pt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b4cf5" officeooo:paragraph-rsid="005b4cf5" fo:background-color="#2a6099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7beac" officeooo:paragraph-rsid="0057beac" fo:background-color="#2a6099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6c755" officeooo:paragraph-rsid="0056c755" fo:background-color="#2a6099" style:font-size-asian="11pt" style:font-weight-asian="bold" style:font-size-complex="11pt" style:font-weight-complex="bold"/>
    </style:style>
    <style:style style:name="T1" style:family="text">
      <style:text-properties officeooo:rsid="0015615c"/>
    </style:style>
    <style:style style:name="T2" style:family="text">
      <style:text-properties officeooo:rsid="0018c804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5615c"/>
    </style:style>
    <style:style style:name="T5" style:family="text">
      <style:text-properties fo:language="es" fo:country="ES" officeooo:rsid="0018c804"/>
    </style:style>
    <style:style style:name="T6" style:family="text">
      <style:text-properties fo:language="es" fo:country="ES" officeooo:rsid="0020a0f1"/>
    </style:style>
    <style:style style:name="T7" style:family="text">
      <style:text-properties fo:language="es" fo:country="ES" officeooo:rsid="0028730a"/>
    </style:style>
    <style:style style:name="T8" style:family="text">
      <style:text-properties fo:language="es" fo:country="ES" officeooo:rsid="00138cbf"/>
    </style:style>
    <style:style style:name="T9" style:family="text">
      <style:text-properties fo:language="es" fo:country="ES" fo:font-style="italic" fo:font-weight="bold" officeooo:rsid="0028730a" style:font-style-asian="italic" style:font-weight-asian="bold" style:font-style-complex="italic" style:font-weight-complex="bold"/>
    </style:style>
    <style:style style:name="T10" style:family="text">
      <style:text-properties fo:language="es" fo:country="ES" fo:font-style="italic" fo:font-weight="bold" officeooo:rsid="0020a0f1" style:font-style-asian="italic" style:font-weight-asian="bold" style:font-style-complex="italic" style:font-weight-complex="bold"/>
    </style:style>
    <style:style style:name="T11" style:family="text">
      <style:text-properties fo:language="es" fo:country="ES" fo:font-style="italic" officeooo:rsid="0015615c" style:font-style-asian="italic" style:font-style-complex="italic"/>
    </style:style>
    <style:style style:name="T12" style:family="text">
      <style:text-properties fo:language="es" fo:country="ES" fo:font-style="italic" officeooo:rsid="0020a0f1" style:font-style-asian="italic" style:font-style-complex="italic"/>
    </style:style>
    <style:style style:name="T13" style:family="text">
      <style:text-properties fo:language="es" fo:country="ES" fo:font-weight="bold" officeooo:rsid="0028730a" style:font-weight-asian="bold" style:font-weight-complex="bold"/>
    </style:style>
    <style:style style:name="T14" style:family="text">
      <style:text-properties fo:language="es" fo:country="ES" fo:font-weight="bold" officeooo:rsid="0034bf26" style:font-weight-asian="bold" style:font-weight-complex="bold"/>
    </style:style>
    <style:style style:name="T15" style:family="text">
      <style:text-properties officeooo:rsid="001927b1"/>
    </style:style>
    <style:style style:name="T16" style:family="text">
      <style:text-properties officeooo:rsid="0019500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5615c" style:font-weight-asian="bold" style:font-weight-complex="bold"/>
    </style:style>
    <style:style style:name="T19" style:family="text">
      <style:text-properties fo:font-weight="bold" officeooo:rsid="00202fff" style:font-weight-asian="bold" style:font-weight-complex="bold"/>
    </style:style>
    <style:style style:name="T20" style:family="text">
      <style:text-properties fo:font-weight="bold" officeooo:rsid="0025f514" style:font-weight-asian="bold" style:font-weight-complex="bold"/>
    </style:style>
    <style:style style:name="T21" style:family="text">
      <style:text-properties fo:font-weight="bold" officeooo:rsid="00299d2b" style:font-weight-asian="bold" style:font-weight-complex="bold"/>
    </style:style>
    <style:style style:name="T22" style:family="text">
      <style:text-properties fo:font-weight="bold" officeooo:rsid="003eb2e4" style:font-weight-asian="bold" style:font-weight-complex="bold"/>
    </style:style>
    <style:style style:name="T23" style:family="text">
      <style:text-properties fo:font-weight="bold" officeooo:rsid="0042df87" style:font-weight-asian="bold" style:font-weight-complex="bold"/>
    </style:style>
    <style:style style:name="T24" style:family="text">
      <style:text-properties fo:font-weight="bold" officeooo:rsid="00430422" style:font-weight-asian="bold" style:font-weight-complex="bold"/>
    </style:style>
    <style:style style:name="T25" style:family="text">
      <style:text-properties officeooo:rsid="00202fff"/>
    </style:style>
    <style:style style:name="T26" style:family="text">
      <style:text-properties officeooo:rsid="0020a0f1"/>
    </style:style>
    <style:style style:name="T27" style:family="text">
      <style:text-properties officeooo:rsid="0022f9ed"/>
    </style:style>
    <style:style style:name="T28" style:family="text">
      <style:text-properties officeooo:rsid="002458e5"/>
    </style:style>
    <style:style style:name="T29" style:family="text">
      <style:text-properties officeooo:rsid="0025028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5615c" style:font-style-asian="italic" style:font-style-complex="italic"/>
    </style:style>
    <style:style style:name="T32" style:family="text">
      <style:text-properties fo:font-style="italic" officeooo:rsid="00195003" style:font-style-asian="italic" style:font-style-complex="italic"/>
    </style:style>
    <style:style style:name="T33" style:family="text">
      <style:text-properties fo:font-style="italic" officeooo:rsid="00202fff" style:font-style-asian="italic" style:font-style-complex="italic"/>
    </style:style>
    <style:style style:name="T34" style:family="text">
      <style:text-properties fo:font-style="italic" officeooo:rsid="0020a0f1" style:font-style-asian="italic" style:font-style-complex="italic"/>
    </style:style>
    <style:style style:name="T35" style:family="text">
      <style:text-properties fo:font-style="italic" officeooo:rsid="0021d260" style:font-style-asian="italic" style:font-style-complex="italic"/>
    </style:style>
    <style:style style:name="T36" style:family="text">
      <style:text-properties fo:font-style="italic" officeooo:rsid="002458e5" style:font-style-asian="italic" style:font-style-complex="italic"/>
    </style:style>
    <style:style style:name="T37" style:family="text">
      <style:text-properties fo:font-style="italic" officeooo:rsid="0024d401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18c804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299d2b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d56d5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15615c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2458e5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195003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2b36d6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bbfa8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32b86e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6acdb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3cfbe2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4f3495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56c755" style:font-style-asian="italic" style:font-weight-asian="bold" style:font-style-complex="italic" style:font-weight-complex="bold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15615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8c804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2f6d86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3ec0c0" style:font-style-asian="italic" style:font-weight-asian="normal" style:font-style-complex="italic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18c804" style:font-style-asian="normal" style:font-style-complex="normal"/>
    </style:style>
    <style:style style:name="T59" style:family="text">
      <style:text-properties fo:font-style="normal" officeooo:rsid="002f6d86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36d6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bbfa8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99d2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8c804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f6d86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e7837" style:font-style-asian="normal" style:font-weight-asian="normal" style:font-style-complex="normal" style:font-weight-complex="normal"/>
    </style:style>
    <style:style style:name="T67" style:family="text">
      <style:text-properties officeooo:rsid="00299d2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ec0c0" style:font-weight-asian="normal" style:font-weight-complex="normal"/>
    </style:style>
    <style:style style:name="T70" style:family="text">
      <style:text-properties style:font-name="Atkinson Hyperlegible" fo:language="es" fo:country="ES" fo:font-style="italic" fo:font-weight="normal" officeooo:rsid="0015615c" style:font-style-asian="italic" style:font-weight-asian="normal" style:font-style-complex="italic" style:font-weight-complex="normal"/>
    </style:style>
    <style:style style:name="T71" style:family="text">
      <style:text-properties style:font-name="Atkinson Hyperlegible" fo:language="es" fo:country="ES" fo:font-style="italic" fo:font-weight="normal" officeooo:rsid="0024d401" style:font-style-asian="italic" style:font-weight-asian="normal" style:font-style-complex="italic" style:font-weight-complex="normal"/>
    </style:style>
    <style:style style:name="T72" style:family="text">
      <style:text-properties style:font-name="Atkinson Hyperlegible" fo:language="es" fo:country="ES" fo:font-style="italic" fo:font-weight="normal" officeooo:rsid="00250280" style:font-style-asian="italic" style:font-weight-asian="normal" style:font-style-complex="italic" style:font-weight-complex="normal"/>
    </style:style>
    <style:style style:name="T73" style:family="text">
      <style:text-properties style:font-name="Atkinson Hyperlegible" fo:language="es" fo:country="ES" fo:font-style="italic" fo:font-weight="normal" officeooo:rsid="00195003" style:font-style-asian="italic" style:font-weight-asian="normal" style:font-style-complex="italic" style:font-weight-complex="normal"/>
    </style:style>
    <style:style style:name="T74" style:family="text">
      <style:text-properties style:font-name="Atkinson Hyperlegible" fo:language="es" fo:country="ES" fo:font-style="italic" fo:font-weight="bold" officeooo:rsid="0042df87" style:font-style-asian="italic" style:font-weight-asian="bold" style:font-style-complex="italic" style:font-weight-complex="bold"/>
    </style:style>
    <style:style style:name="T75" style:family="text">
      <style:text-properties style:font-name="Atkinson Hyperlegible" fo:language="es" fo:country="ES" fo:font-weight="normal" officeooo:rsid="0015615c" style:font-weight-asian="normal" style:font-weight-complex="normal"/>
    </style:style>
    <style:style style:name="T76" style:family="text">
      <style:text-properties style:font-name="Atkinson Hyperlegible" fo:language="es" fo:country="ES" fo:font-weight="normal" officeooo:rsid="00474922" style:font-weight-asian="normal" style:font-weight-complex="normal"/>
    </style:style>
    <style:style style:name="T77" style:family="text">
      <style:text-properties officeooo:rsid="002e7dcd"/>
    </style:style>
    <style:style style:name="T78" style:family="text">
      <style:text-properties officeooo:rsid="001bbfa8"/>
    </style:style>
    <style:style style:name="T79" style:family="text">
      <style:text-properties officeooo:rsid="0034bf26"/>
    </style:style>
    <style:style style:name="T80" style:family="text">
      <style:text-properties officeooo:rsid="0036b8aa"/>
    </style:style>
    <style:style style:name="T81" style:family="text">
      <style:text-properties fo:font-size="11pt" fo:language="es" fo:country="ES" style:font-size-asian="11pt" style:font-size-complex="11pt"/>
    </style:style>
    <style:style style:name="T82" style:family="text">
      <style:text-properties fo:font-size="11pt" fo:language="es" fo:country="ES" officeooo:rsid="0042df87" style:font-size-asian="11pt" style:font-size-complex="11pt"/>
    </style:style>
    <style:style style:name="T83" style:family="text"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fo:font-size="14pt" fo:font-weight="bold" officeooo:rsid="00202fff" style:font-size-asian="14pt" style:font-weight-asian="bold" style:font-size-complex="14pt" style:font-weight-complex="bold"/>
    </style:style>
    <style:style style:name="T86" style:family="text">
      <style:text-properties officeooo:rsid="003eb2e4"/>
    </style:style>
    <style:style style:name="T87" style:family="text">
      <style:text-properties officeooo:rsid="003ec0c0"/>
    </style:style>
    <style:style style:name="T88" style:family="text">
      <style:text-properties officeooo:rsid="0041e4e4"/>
    </style:style>
    <style:style style:name="T89" style:family="text">
      <style:text-properties officeooo:rsid="0042df87"/>
    </style:style>
    <style:style style:name="T90" style:family="text">
      <style:text-properties officeooo:rsid="00430422"/>
    </style:style>
    <style:style style:name="T91" style:family="text">
      <style:text-properties officeooo:rsid="004e06bd"/>
    </style:style>
    <style:style style:name="T92" style:family="text">
      <style:text-properties officeooo:rsid="0025f514"/>
    </style:style>
    <style:style style:name="T93" style:family="text">
      <style:text-properties officeooo:rsid="004f3495"/>
    </style:style>
    <style:style style:name="T94" style:family="text">
      <style:text-properties fo:font-size="8pt" style:font-size-asian="8pt" style:font-size-complex="8pt"/>
    </style:style>
    <style:style style:name="T95" style:family="text">
      <style:text-properties fo:font-size="8pt" officeooo:rsid="0018c804" style:font-size-asian="8pt" style:font-size-complex="8pt"/>
    </style:style>
    <style:style style:name="T96" style:family="text">
      <style:text-properties fo:font-size="8pt" officeooo:rsid="0015615c" style:font-size-asian="8pt" style:font-size-complex="8pt"/>
    </style:style>
    <style:style style:name="T97" style:family="text">
      <style:text-properties fo:font-size="8pt" officeooo:rsid="001bbfa8" style:font-size-asian="8pt" style:font-size-complex="8pt"/>
    </style:style>
    <style:style style:name="T98" style:family="text">
      <style:text-properties fo:font-size="8pt" officeooo:rsid="001b18cf" style:font-size-asian="8pt" style:font-size-complex="8pt"/>
    </style:style>
    <style:style style:name="T99" style:family="text">
      <style:text-properties fo:font-size="8pt" fo:font-style="normal" officeooo:rsid="002f6d86" style:font-size-asian="8pt" style:font-style-asian="normal" style:font-size-complex="8pt" style:font-style-complex="normal"/>
    </style:style>
    <style:style style:name="T100" style:family="text">
      <style:text-properties fo:font-size="8pt" fo:font-style="italic" style:font-size-asian="8pt" style:font-style-asian="italic" style:font-size-complex="8pt" style:font-style-complex="italic"/>
    </style:style>
    <style:style style:name="T101" style:family="text">
      <style:text-properties fo:font-size="8pt" fo:font-style="italic" officeooo:rsid="002f6d86" style:font-size-asian="8pt" style:font-style-asian="italic" style:font-size-complex="8pt" style:font-style-complex="italic"/>
    </style:style>
    <style:style style:name="T102" style:family="text">
      <style:text-properties fo:font-size="8pt" fo:font-style="italic" officeooo:rsid="0015615c" style:font-size-asian="8pt" style:font-style-asian="italic" style:font-size-complex="8pt" style:font-style-complex="italic"/>
    </style:style>
    <style:style style:name="T103" style:family="text">
      <style:text-properties fo:font-size="8pt" fo:font-style="italic" officeooo:rsid="00195003" style:font-size-asian="8pt" style:font-style-asian="italic" style:font-size-complex="8pt" style:font-style-complex="italic"/>
    </style:style>
    <style:style style:name="T104" style:family="text">
      <style:text-properties fo:font-size="8pt" fo:font-style="italic" officeooo:rsid="001b18cf" style:font-size-asian="8pt" style:font-style-asian="italic" style:font-size-complex="8pt" style:font-style-complex="italic"/>
    </style:style>
    <style:style style:name="T105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6" style:family="text">
      <style:text-properties fo:font-size="8pt" fo:font-style="italic" fo:font-weight="normal" officeooo:rsid="0015615c" style:font-size-asian="8pt" style:font-style-asian="italic" style:font-weight-asian="normal" style:font-size-complex="8pt" style:font-style-complex="italic" style:font-weight-complex="normal"/>
    </style:style>
    <style:style style:name="T107" style:family="text">
      <style:text-properties fo:font-size="8pt" fo:language="es" fo:country="ES" style:font-size-asian="8pt" style:font-size-complex="8pt"/>
    </style:style>
    <style:style style:name="T108" style:family="text">
      <style:text-properties fo:font-size="8pt" fo:language="es" fo:country="ES" officeooo:rsid="0015615c" style:font-size-asian="8pt" style:font-size-complex="8pt"/>
    </style:style>
    <style:style style:name="T109" style:family="text">
      <style:text-properties fo:font-size="8pt" fo:language="es" fo:country="ES" officeooo:rsid="00138cbf" style:font-size-asian="8pt" style:font-size-complex="8pt"/>
    </style:style>
    <style:style style:name="T110" style:family="text">
      <style:text-properties fo:font-size="8pt" fo:language="es" fo:country="ES" fo:font-style="italic" officeooo:rsid="0015615c" style:font-size-asian="8pt" style:font-style-asian="italic" style:font-size-complex="8pt" style:font-style-complex="italic"/>
    </style:style>
    <style:style style:name="T111" style:family="text">
      <style:text-properties fo:color="#ff0000" loext:opacity="100%" fo:font-size="8pt" style:font-size-asian="8pt" style:font-size-complex="8pt"/>
    </style:style>
    <style:style style:name="T112" style:family="text">
      <style:text-properties fo:color="#ff0000" loext:opacity="100%" fo:font-size="8pt" officeooo:rsid="0018c804" style:font-size-asian="8pt" style:font-size-complex="8pt"/>
    </style:style>
    <style:style style:name="T113" style:family="text">
      <style:text-properties fo:color="#ff0000" loext:opacity="100%" fo:font-size="8pt" officeooo:rsid="0015615c" style:font-size-asian="8pt" style:font-size-complex="8pt"/>
    </style:style>
    <style:style style:name="T114" style:family="text">
      <style:text-properties fo:color="#ff0000" loext:opacity="100%" fo:font-size="8pt" officeooo:rsid="001bbfa8" style:font-size-asian="8pt" style:font-size-complex="8pt"/>
    </style:style>
    <style:style style:name="T115" style:family="text">
      <style:text-properties fo:color="#ff0000" loext:opacity="100%" fo:font-size="8pt" officeooo:rsid="001b18cf" style:font-size-asian="8pt" style:font-size-complex="8pt"/>
    </style:style>
    <style:style style:name="T116" style:family="text">
      <style:text-properties fo:color="#ff0000" loext:opacity="100%" fo:font-size="8pt" fo:font-style="italic" style:font-size-asian="8pt" style:font-style-asian="italic" style:font-size-complex="8pt" style:font-style-complex="italic"/>
    </style:style>
    <style:style style:name="T117" style:family="text">
      <style:text-properties fo:color="#ff0000" loext:opacity="100%" fo:font-size="8pt" fo:font-style="italic" officeooo:rsid="0015615c" style:font-size-asian="8pt" style:font-style-asian="italic" style:font-size-complex="8pt" style:font-style-complex="italic"/>
    </style:style>
    <style:style style:name="T118" style:family="text">
      <style:text-properties fo:color="#ff0000" loext:opacity="100%" fo:font-size="8pt" fo:font-style="italic" officeooo:rsid="002f6d86" style:font-size-asian="8pt" style:font-style-asian="italic" style:font-size-complex="8pt" style:font-style-complex="italic"/>
    </style:style>
    <style:style style:name="T119" style:family="text">
      <style:text-properties fo:color="#ff0000" loext:opacity="100%" fo:font-size="8pt" fo:font-style="italic" officeooo:rsid="00195003" style:font-size-asian="8pt" style:font-style-asian="italic" style:font-size-complex="8pt" style:font-style-complex="italic"/>
    </style:style>
    <style:style style:name="T120" style:family="text">
      <style:text-properties fo:color="#ff0000" loext:opacity="100%" fo:font-size="8pt" fo:font-style="italic" officeooo:rsid="001b18cf" style:font-size-asian="8pt" style:font-style-asian="italic" style:font-size-complex="8pt" style:font-style-complex="italic"/>
    </style:style>
    <style:style style:name="T121" style:family="text">
      <style:text-properties fo:color="#ff0000" loext:opacity="100%" fo:font-size="8pt" fo:font-style="normal" officeooo:rsid="002f6d86" style:font-size-asian="8pt" style:font-style-asian="normal" style:font-size-complex="8pt" style:font-style-complex="normal"/>
    </style:style>
    <style:style style:name="T122" style:family="text">
      <style:text-properties fo:color="#ff0000" loext:opacity="100%" fo:font-size="8pt" fo:language="es" fo:country="ES" style:font-size-asian="8pt" style:font-size-complex="8pt"/>
    </style:style>
    <style:style style:name="T123" style:family="text">
      <style:text-properties fo:color="#ff0000" loext:opacity="100%" fo:font-size="8pt" fo:language="es" fo:country="ES" officeooo:rsid="0015615c" style:font-size-asian="8pt" style:font-size-complex="8pt"/>
    </style:style>
    <style:style style:name="T124" style:family="text">
      <style:text-properties fo:color="#ff0000" loext:opacity="100%" fo:font-size="8pt" fo:language="es" fo:country="ES" officeooo:rsid="00138cbf" style:font-size-asian="8pt" style:font-size-complex="8pt"/>
    </style:style>
    <style:style style:name="T125" style:family="text">
      <style:text-properties fo:color="#ff0000" loext:opacity="100%" fo:font-size="8pt" fo:language="es" fo:country="ES" fo:font-style="italic" officeooo:rsid="0015615c" style:font-size-asian="8pt" style:font-style-asian="italic" style:font-size-complex="8pt" style:font-style-complex="italic"/>
    </style:style>
    <style:style style:name="T126" style:family="text">
      <style:text-properties officeooo:rsid="005d067c"/>
    </style:style>
    <style:style style:name="T127" style:family="text">
      <style:text-properties officeooo:rsid="005e7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DÍA 1 – Viernes 5 Febrero, 2022</text:p>
      <text:p text:style-name="P1"/>
      <text:p text:style-name="P5">Signos:</text:p>
      <text:list xml:id="list123639519" text:style-name="L1">
        <text:list-item>
          <text:p text:style-name="P32">Atril</text:p>
        </text:list-item>
        <text:list-item>
          <text:p text:style-name="P32">Alfombra</text:p>
        </text:list-item>
        <text:list-item>
          <text:p text:style-name="P30"><text:span text:style-name="T7">Paño de atril </text:span><text:span text:style-name="T14">V</text:span><text:span text:style-name="T13">erde</text:span></text:p>
        </text:list-item>
        <text:list-item>
          <text:p text:style-name="P32">Cruz</text:p>
        </text:list-item>
        <text:list-item>
          <text:p text:style-name="P32">Florero con flores</text:p>
        </text:list-item>
      </text:list>
      <text:p text:style-name="P16"/>
      <text:p text:style-name="P7"><text:span text:style-name="T67">10</text:span>:00 <text:span text:style-name="T67">AM</text:span> Monición Ambiental</text:p>
      <text:list xml:id="list1697260633" text:style-name="L2">
        <text:list-item>
          <text:p text:style-name="P82"><text:span text:style-name="T8">Noticias del Camino Neocatecumenal </text:span><text:span text:style-name="T124">(</text:span><text:span text:style-name="T125">Mamotreto pág 6-16</text:span><text:span text:style-name="T124">)</text:span><text:span text:style-name="T8"> → </text:span><text:span text:style-name="T9">Xavier</text:span></text:p>
        </text:list-item>
      </text:list>
      <text:p text:style-name="P16"/>
      <text:p text:style-name="P16"><text:span text:style-name="T21">1</text:span><text:span text:style-name="T17">0:</text:span><text:span text:style-name="T21">15 AM</text:span><text:span text:style-name="T17"> Laudes - </text:span><text:span text:style-name="T18">Viernes IV del Tiempo Ordinario</text:span><text:span text:style-name="T1"> </text:span><text:span text:style-name="T113">(</text:span><text:span text:style-name="T117">Salterio </text:span><text:span text:style-name="T119">T</text:span><text:span text:style-name="T117">omo III pág 1251</text:span><text:span text:style-name="T113">)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2">Orden</text:p>
          </table:table-cell>
          <table:table-cell table:style-name="Tabla1.A1" office:value-type="string">
            <text:p text:style-name="P94">Acción</text:p>
          </table:table-cell>
          <table:table-cell table:style-name="Tabla1.A1" office:value-type="string">
            <text:p text:style-name="P94">Catequista</text:p>
          </table:table-cell>
        </table:table-row>
        <table:table-row table:style-name="Tabla1.1">
          <table:table-cell table:style-name="Tabla1.A2" office:value-type="string">
            <text:p text:style-name="P86">1</text:p>
          </table:table-cell>
          <table:table-cell table:style-name="Tabla1.B20" office:value-type="string">
            <text:p text:style-name="P41">Señor abre mis labios</text:p>
          </table:table-cell>
          <table:table-cell table:style-name="Tabla1.C2" office:value-type="string">
            <text:p text:style-name="P41"><text:span text:style-name="T39">Presidente</text:span></text:p>
          </table:table-cell>
        </table:table-row>
        <table:table-row table:style-name="Tabla1.1">
          <table:table-cell table:style-name="Tabla1.A3" office:value-type="string">
            <text:p text:style-name="P86">2</text:p>
          </table:table-cell>
          <table:table-cell table:style-name="Tabla1.B21" office:value-type="string">
            <text:p text:style-name="P44">Invitatorio: Salmo 94 <text:span text:style-name="T111">(</text:span><text:span text:style-name="T117">Canto: </text:span><text:span text:style-name="T116">Si hoy escucháis su voz</text:span><text:span text:style-name="T111">)</text:span></text:p>
          </table:table-cell>
          <table:table-cell table:style-name="Tabla1.C3" office:value-type="string">
            <text:p text:style-name="P44"><text:span text:style-name="T39">Samuel</text:span></text:p>
          </table:table-cell>
        </table:table-row>
        <table:table-row table:style-name="Tabla1.1">
          <table:table-cell table:style-name="Tabla1.A4" office:value-type="string">
            <text:p text:style-name="P86">3</text:p>
          </table:table-cell>
          <table:table-cell table:style-name="Tabla1.B20" office:value-type="string">
            <text:p text:style-name="P42"><text:span text:style-name="T57">Oración del Presidente </text:span><text:span text:style-name="T58">e </text:span><text:span text:style-name="T59">I</text:span><text:span text:style-name="T58">nvocación </text:span><text:span text:style-name="T59">al Espíritu Santo </text:span></text:p>
            <text:p text:style-name="P42"><text:span text:style-name="T121">(</text:span><text:span text:style-name="T118">Solo si hay sacerdote presente, sino solo se invita a cantar la invocación</text:span><text:span text:style-name="T121">)</text:span></text:p>
          </table:table-cell>
          <table:table-cell table:style-name="Tabla1.C4" office:value-type="string">
            <text:p text:style-name="P41"><text:span text:style-name="T40">President</text:span><text:span text:style-name="T51">e</text:span></text:p>
          </table:table-cell>
        </table:table-row>
        <table:table-row table:style-name="Tabla1.1">
          <table:table-cell table:style-name="Tabla1.A5" office:value-type="string">
            <text:p text:style-name="P87">4</text:p>
          </table:table-cell>
          <table:table-cell table:style-name="Tabla1.B21" office:value-type="string">
            <text:p text:style-name="P81">Invocación al Espíritu Santo <text:span text:style-name="T111">(Canto: Oh Señor envía tu Espíritu)</text:span></text:p>
          </table:table-cell>
          <table:table-cell table:style-name="Tabla1.C5" office:value-type="string">
            <text:p text:style-name="P91"/>
          </table:table-cell>
        </table:table-row>
        <table:table-row table:style-name="Tabla1.1">
          <table:table-cell table:style-name="Tabla1.A6" office:value-type="string">
            <text:p text:style-name="P86">5</text:p>
          </table:table-cell>
          <table:table-cell table:style-name="Tabla1.B20" office:value-type="string">
            <text:p text:style-name="P47">Himno</text:p>
          </table:table-cell>
          <table:table-cell table:style-name="Tabla1.C6" office:value-type="string">
            <text:p text:style-name="P47"><text:span text:style-name="T40">Walter</text:span></text:p>
          </table:table-cell>
        </table:table-row>
        <table:table-row table:style-name="Tabla1.1">
          <table:table-cell table:style-name="Tabla1.A7" office:value-type="string">
            <text:p text:style-name="P86">6</text:p>
          </table:table-cell>
          <table:table-cell table:style-name="Tabla1.B21" office:value-type="string">
            <text:p text:style-name="P41">Monición al Salmo 1 <text:span text:style-name="T111">(Mamotreto pág 17-18)</text:span></text:p>
          </table:table-cell>
          <table:table-cell table:style-name="Tabla1.C7" office:value-type="string">
            <text:p text:style-name="P41"><text:span text:style-name="T40">Isaac</text:span></text:p>
          </table:table-cell>
        </table:table-row>
        <table:table-row table:style-name="Tabla1.1">
          <table:table-cell table:style-name="Tabla1.A8" office:value-type="string">
            <text:p text:style-name="P86">7</text:p>
          </table:table-cell>
          <table:table-cell table:style-name="Tabla1.B20" office:value-type="string">
            <text:p text:style-name="P41">Salmo 1: Salmo 50 <text:span text:style-name="T111">(Canto: Misericordia mía, misericordia)</text:span></text:p>
          </table:table-cell>
          <table:table-cell table:style-name="Tabla1.C8" office:value-type="string">
            <text:p text:style-name="P44"><text:span text:style-name="T39">Samuel</text:span></text:p>
          </table:table-cell>
        </table:table-row>
        <table:table-row table:style-name="Tabla1.1">
          <table:table-cell table:style-name="Tabla1.A9" office:value-type="string">
            <text:p text:style-name="P86">8</text:p>
          </table:table-cell>
          <table:table-cell table:style-name="Tabla1.B21" office:value-type="string">
            <text:p text:style-name="P47">Sa<text:span text:style-name="T2">l</text:span>mo 2: Cántico de Tobías 13, 10-15. 17-19 <text:span text:style-name="T111">(Proc</text:span><text:span text:style-name="T112">l</text:span><text:span text:style-name="T111">amado)</text:span></text:p>
          </table:table-cell>
          <table:table-cell table:style-name="Tabla1.C9" office:value-type="string">
            <text:p text:style-name="P91"/>
          </table:table-cell>
        </table:table-row>
        <table:table-row table:style-name="Tabla1.1">
          <table:table-cell table:style-name="Tabla1.A10" office:value-type="string">
            <text:p text:style-name="P88">9</text:p>
          </table:table-cell>
          <table:table-cell table:style-name="Tabla1.B20" office:value-type="string">
            <text:p text:style-name="P83">Monición al canto Zaqueo <text:span text:style-name="T123">(Mamotreto pág 1</text:span><text:span text:style-name="T122">8-</text:span><text:span text:style-name="T123">1</text:span><text:span text:style-name="T122">9</text:span><text:span text:style-name="T123">)</text:span></text:p>
          </table:table-cell>
          <table:table-cell table:style-name="Tabla1.C10" office:value-type="string">
            <text:p text:style-name="P91"/>
          </table:table-cell>
        </table:table-row>
        <table:table-row table:style-name="Tabla1.1">
          <table:table-cell table:style-name="Tabla1.A11" office:value-type="string">
            <text:p text:style-name="P88">10</text:p>
          </table:table-cell>
          <table:table-cell table:style-name="Tabla1.B21" office:value-type="string">
            <text:p text:style-name="P83">Canto: Zaqueo</text:p>
          </table:table-cell>
          <table:table-cell table:style-name="Tabla1.C11" office:value-type="string">
            <text:p text:style-name="P45"><text:span text:style-name="T39">Samuel</text:span></text:p>
          </table:table-cell>
        </table:table-row>
        <table:table-row table:style-name="Tabla1.1">
          <table:table-cell table:style-name="Tabla1.A12" office:value-type="string">
            <text:p text:style-name="P86">11</text:p>
          </table:table-cell>
          <table:table-cell table:style-name="Tabla1.B20" office:value-type="string">
            <text:p text:style-name="P50">Salmo 3: Salmo 147 <text:span text:style-name="T111">(</text:span><text:span text:style-name="T116">Canto: Canta a Yahvéh Jerusalén</text:span><text:span text:style-name="T111">)</text:span></text:p>
          </table:table-cell>
          <table:table-cell table:style-name="Tabla1.C12" office:value-type="string">
            <text:p text:style-name="P50"><text:span text:style-name="T38">Samuel</text:span></text:p>
          </table:table-cell>
        </table:table-row>
        <table:table-row table:style-name="Tabla1.1">
          <table:table-cell table:style-name="Tabla1.A13" office:value-type="string">
            <text:p text:style-name="P86">12</text:p>
          </table:table-cell>
          <table:table-cell table:style-name="Tabla1.B21" office:value-type="string">
            <text:p text:style-name="P50">Lectura y Responsorio Breve</text:p>
          </table:table-cell>
          <table:table-cell table:style-name="Tabla1.C13" office:value-type="string">
            <text:p text:style-name="P91"/>
          </table:table-cell>
        </table:table-row>
        <table:table-row table:style-name="Tabla1.1">
          <table:table-cell table:style-name="Tabla1.A14" office:value-type="string">
            <text:p text:style-name="P86">13</text:p>
          </table:table-cell>
          <table:table-cell table:style-name="Tabla1.B20" office:value-type="string">
            <text:p text:style-name="P51">Canto: María casa de bendición</text:p>
          </table:table-cell>
          <table:table-cell table:style-name="Tabla1.C14" office:value-type="string">
            <text:p text:style-name="P51"><text:span text:style-name="T38">Samuel</text:span></text:p>
          </table:table-cell>
        </table:table-row>
        <table:table-row table:style-name="Tabla1.1">
          <table:table-cell table:style-name="Tabla1.A15" office:value-type="string">
            <text:p text:style-name="P86">14</text:p>
          </table:table-cell>
          <table:table-cell table:style-name="Tabla1.B21" office:value-type="string">
            <text:p text:style-name="P53">Monición a la Epístola: <text:span text:style-name="T16">1Jn </text:span>1, 1-10. 2; 1-29. 3; 1-16 <text:span text:style-name="T96">(</text:span><text:span text:style-name="T117">Mamotreto pág 1</text:span><text:span text:style-name="T119">9-25</text:span><text:span text:style-name="T113">)</text:span></text:p>
          </table:table-cell>
          <table:table-cell table:style-name="Tabla1.C15" office:value-type="string">
            <text:p text:style-name="P53"><text:span text:style-name="T45">Lorna</text:span></text:p>
          </table:table-cell>
        </table:table-row>
        <table:table-row table:style-name="Tabla1.1">
          <table:table-cell table:style-name="Tabla1.A16" office:value-type="string">
            <text:p text:style-name="P86">15</text:p>
          </table:table-cell>
          <table:table-cell table:style-name="Tabla1.B20" office:value-type="string">
            <text:p text:style-name="P57">Proclamación de la Epístola: 1Jn <text:span text:style-name="T15">1, 1-10. 2; 1-29. 3; 1-16</text:span></text:p>
          </table:table-cell>
          <table:table-cell table:style-name="Tabla1.C16" office:value-type="string">
            <text:p text:style-name="P53"><text:span text:style-name="T45">Lorna</text:span></text:p>
          </table:table-cell>
        </table:table-row>
        <table:table-row table:style-name="Tabla1.1">
          <table:table-cell table:style-name="Tabla1.A17" office:value-type="string">
            <text:p text:style-name="P86">16</text:p>
          </table:table-cell>
          <table:table-cell table:style-name="Tabla1.B21" office:value-type="string">
            <text:p text:style-name="P57">Partir la palabra <text:span text:style-name="T113">(</text:span><text:span text:style-name="T117">Mamotreto pág </text:span><text:span text:style-name="T116">25-27</text:span><text:span text:style-name="T113">)</text:span></text:p>
          </table:table-cell>
          <table:table-cell table:style-name="Tabla1.C17" office:value-type="string">
            <text:p text:style-name="P57"><text:span text:style-name="T45">Lorna</text:span></text:p>
          </table:table-cell>
        </table:table-row>
        <table:table-row table:style-name="Tabla1.1">
          <table:table-cell table:style-name="Tabla1.A18" office:value-type="string">
            <text:p text:style-name="P86">17</text:p>
          </table:table-cell>
          <table:table-cell table:style-name="Tabla1.B20" office:value-type="string">
            <text:p text:style-name="P57"><text:span text:style-name="T61">Canto: El mismo Dios</text:span></text:p>
          </table:table-cell>
          <table:table-cell table:style-name="Tabla1.C18" office:value-type="string">
            <text:p text:style-name="P57"><text:span text:style-name="T45">Samuel</text:span></text:p>
          </table:table-cell>
        </table:table-row>
        <table:table-row table:style-name="Tabla1.1">
          <table:table-cell table:style-name="Tabla1.A19" office:value-type="string">
            <text:p text:style-name="P86">18</text:p>
          </table:table-cell>
          <table:table-cell table:style-name="Tabla1.B21" office:value-type="string">
            <text:p text:style-name="P57">Monición al Escrutinio de la palabra <text:span text:style-name="T113">(</text:span><text:span text:style-name="T117">Mamotreto pág </text:span><text:span text:style-name="T116">27-29</text:span><text:span text:style-name="T113">)</text:span></text:p>
          </table:table-cell>
          <table:table-cell table:style-name="Tabla1.C19" office:value-type="string">
            <text:p text:style-name="P57"><text:span text:style-name="T45">Sergio</text:span></text:p>
          </table:table-cell>
        </table:table-row>
        <table:table-row table:style-name="Tabla1.1">
          <table:table-cell table:style-name="Tabla1.A20" office:value-type="string">
            <text:p text:style-name="P86">19</text:p>
          </table:table-cell>
          <table:table-cell table:style-name="Tabla1.B20" office:value-type="string">
            <text:p text:style-name="P57">Cántico Evangélico: L<text:span text:style-name="T126">u</text:span>c<text:span text:style-name="T126">as</text:span> 1, 68-79 <text:span text:style-name="T111">(</text:span><text:span text:style-name="T116">Canto: Benedictus</text:span><text:span text:style-name="T111">)</text:span></text:p>
          </table:table-cell>
          <table:table-cell table:style-name="Tabla1.C20" office:value-type="string">
            <text:p text:style-name="P57"><text:span text:style-name="T38">Samuel</text:span></text:p>
          </table:table-cell>
        </table:table-row>
        <table:table-row table:style-name="Tabla1.1">
          <table:table-cell table:style-name="Tabla1.A21" office:value-type="string">
            <text:p text:style-name="P86">20</text:p>
          </table:table-cell>
          <table:table-cell table:style-name="Tabla1.B21" office:value-type="string">
            <text:p text:style-name="P60">Padre Nuestro</text:p>
          </table:table-cell>
          <table:table-cell table:style-name="Tabla1.C21" office:value-type="string">
            <text:p text:style-name="P60"><text:span text:style-name="T44">Presidente</text:span></text:p>
          </table:table-cell>
        </table:table-row>
        <table:table-row table:style-name="Tabla1.1">
          <table:table-cell table:style-name="Tabla1.A22" office:value-type="string">
            <text:p text:style-name="P86">21</text:p>
          </table:table-cell>
          <table:table-cell table:style-name="Tabla1.B22" office:value-type="string">
            <text:p text:style-name="P57">Oración Final Laudes</text:p>
          </table:table-cell>
          <table:table-cell table:style-name="Tabla1.C22" office:value-type="string">
            <text:p text:style-name="P57"><text:span text:style-name="T38">Presidente</text:span></text:p>
          </table:table-cell>
        </table:table-row>
      </table:table>
      <text:p text:style-name="P56"/>
      <text:p text:style-name="P8">0<text:span text:style-name="T77">1</text:span>:<text:span text:style-name="T80">0</text:span>0 <text:span text:style-name="T77">PM</text:span> Escrute de la Palabra</text:p>
      <text:list xml:id="list3132246976" text:style-name="L5">
        <text:list-item>
          <text:p text:style-name="P70">Escrutar la escritura 1Jn 1, 3. 7</text:p>
        </text:list-item>
      </text:list>
      <text:p text:style-name="P20"/>
      <text:p text:style-name="P10">Signos</text:p>
      <text:list xml:id="list2146912199" text:style-name="L6">
        <text:list-item>
          <text:p text:style-name="P34">Paño de atril <text:span text:style-name="T17">Morado</text:span></text:p>
        </text:list-item>
      </text:list>
      <text:p text:style-name="P10"/>
      <text:p text:style-name="P20"><text:span text:style-name="T17">0</text:span><text:span text:style-name="T21">3</text:span><text:span text:style-name="T17">:00 </text:span><text:span text:style-name="T21">PM</text:span><text:span text:style-name="T17"> Celebración Penitencial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2">Orden</text:p>
          </table:table-cell>
          <table:table-cell table:style-name="Tabla2.A1" office:value-type="string">
            <text:p text:style-name="P93">Acción </text:p>
          </table:table-cell>
          <table:table-cell table:style-name="Tabla2.C1" office:value-type="string">
            <text:p text:style-name="P93">Catequistas</text:p>
          </table:table-cell>
        </table:table-row>
        <table:table-row table:style-name="TableLine94367545034928">
          <table:table-cell table:style-name="Tabla2.A2" office:value-type="string">
            <text:p text:style-name="P86">1</text:p>
          </table:table-cell>
          <table:table-cell table:style-name="Tabla2.B12" office:value-type="string">
            <text:p text:style-name="P62">Monición Ambiental <text:span text:style-name="T113">(</text:span><text:span text:style-name="T117">Mamotreto pág </text:span><text:span text:style-name="T119">2</text:span><text:span text:style-name="T116">9</text:span><text:span text:style-name="T119">-</text:span><text:span text:style-name="T116">31</text:span><text:span text:style-name="T113">)</text:span></text:p>
          </table:table-cell>
          <table:table-cell table:style-name="Tabla2.C2" office:value-type="string">
            <text:p text:style-name="P62"><text:span text:style-name="T47">Sergio</text:span></text:p>
          </table:table-cell>
        </table:table-row>
        <table:table-row table:style-name="TableLine94367545034928">
          <table:table-cell table:style-name="Tabla2.A3" office:value-type="string">
            <text:p text:style-name="P86">2</text:p>
          </table:table-cell>
          <table:table-cell table:style-name="Tabla2.B12" office:value-type="string">
            <text:p text:style-name="P62">Canto: Tu que eres fiel </text:p>
          </table:table-cell>
          <table:table-cell table:style-name="Tabla2.C3" office:value-type="string">
            <text:p text:style-name="P62"><text:span text:style-name="T38">Samuel</text:span></text:p>
          </table:table-cell>
        </table:table-row>
        <table:table-row table:style-name="TableLine94367545034928">
          <table:table-cell table:style-name="Tabla2.A4" office:value-type="string">
            <text:p text:style-name="P86">3</text:p>
          </table:table-cell>
          <table:table-cell table:style-name="Tabla2.B12" office:value-type="string">
            <text:p text:style-name="P62">Oración del presidente <text:span text:style-name="T111">(</text:span><text:span text:style-name="T116">Ritual de la Penitencial</text:span><text:span text:style-name="T111">)</text:span><text:span text:style-name="T114"> </text:span></text:p>
          </table:table-cell>
          <table:table-cell table:style-name="Tabla2.C4" office:value-type="string">
            <text:p text:style-name="P62"><text:span text:style-name="T46">Presidente</text:span></text:p>
          </table:table-cell>
        </table:table-row>
        <table:table-row table:style-name="TableLine94367545034928">
          <table:table-cell table:style-name="Tabla2.A5" office:value-type="string">
            <text:p text:style-name="P86">4</text:p>
          </table:table-cell>
          <table:table-cell table:style-name="Tabla2.B12" office:value-type="string">
            <text:p text:style-name="P63"><text:span text:style-name="T62">Monición</text:span><text:span text:style-name="T60"> al Evangelio: </text:span><text:span text:style-name="T62">M</text:span><text:span text:style-name="T66">ar</text:span><text:span text:style-name="T62">c</text:span><text:span text:style-name="T66">os</text:span><text:span text:style-name="T62"> 6, 14-29</text:span><text:span text:style-name="T60"> </text:span></text:p>
          </table:table-cell>
          <table:table-cell table:style-name="Tabla2.C5" office:value-type="string">
            <text:p text:style-name="P63"><text:span text:style-name="T38">Xavier</text:span></text:p>
          </table:table-cell>
        </table:table-row>
        <table:table-row table:style-name="TableLine94367545034928">
          <table:table-cell table:style-name="Tabla2.A6" office:value-type="string">
            <text:p text:style-name="P86">5</text:p>
          </table:table-cell>
          <table:table-cell table:style-name="Tabla2.B12" office:value-type="string">
            <text:p text:style-name="P64">Proclamación del Evangelio: M<text:span text:style-name="T127">ar</text:span>c<text:span text:style-name="T127">os</text:span> 6, 14-29 </text:p>
          </table:table-cell>
          <table:table-cell table:style-name="Tabla2.C6" office:value-type="string">
            <text:p text:style-name="P64"><text:span text:style-name="T38">Presidente</text:span></text:p>
          </table:table-cell>
        </table:table-row>
        <table:table-row table:style-name="TableLine94367545034928">
          <table:table-cell table:style-name="Tabla2.A7" office:value-type="string">
            <text:p text:style-name="P86">6</text:p>
          </table:table-cell>
          <table:table-cell table:style-name="Tabla2.B12" office:value-type="string">
            <text:p text:style-name="P64">Homilía </text:p>
          </table:table-cell>
          <table:table-cell table:style-name="Tabla2.C7" office:value-type="string">
            <text:p text:style-name="P64"><text:span text:style-name="T38">Presidente</text:span></text:p>
          </table:table-cell>
        </table:table-row>
        <table:table-row table:style-name="TableLine94367545034928">
          <table:table-cell table:style-name="Tabla2.A8" office:value-type="string">
            <text:p text:style-name="P86">7</text:p>
          </table:table-cell>
          <table:table-cell table:style-name="Tabla2.B12" office:value-type="string">
            <text:p text:style-name="P64">Oración Penitencial <text:span text:style-name="T115">(</text:span><text:span text:style-name="T120">Ritual de la Penitencial</text:span><text:span text:style-name="T115">)</text:span><text:span text:style-name="T111"> </text:span></text:p>
          </table:table-cell>
          <table:table-cell table:style-name="Tabla2.C8" office:value-type="string">
            <text:p text:style-name="P64"><text:span text:style-name="T38">Presidente</text:span></text:p>
          </table:table-cell>
        </table:table-row>
        <table:table-row table:style-name="TableLine94367545034928">
          <table:table-cell table:style-name="Tabla2.A9" office:value-type="string">
            <text:p text:style-name="P86">8</text:p>
          </table:table-cell>
          <table:table-cell table:style-name="Tabla2.B12" office:value-type="string">
            <text:p text:style-name="P64">Confesiones individuales <text:span text:style-name="T111">(</text:span><text:span text:style-name="T116">En silencio</text:span><text:span text:style-name="T111">)</text:span></text:p>
          </table:table-cell>
          <table:table-cell table:style-name="Tabla2.C9" office:value-type="string">
            <text:p text:style-name="P91"/>
          </table:table-cell>
        </table:table-row>
        <table:table-row table:style-name="TableLine94367545034928">
          <table:table-cell table:style-name="Tabla2.A10" office:value-type="string">
            <text:p text:style-name="P86">9</text:p>
          </table:table-cell>
          <table:table-cell table:style-name="Tabla2.B12" office:value-type="string">
            <text:p text:style-name="P64">Bendición Penitencial <text:span text:style-name="T115">(</text:span><text:span text:style-name="T120">Ritual de la Penitencial</text:span><text:span text:style-name="T115">)</text:span><text:span text:style-name="T111"> </text:span></text:p>
          </table:table-cell>
          <table:table-cell table:style-name="Tabla2.C10" office:value-type="string">
            <text:p text:style-name="P64"><text:span text:style-name="T38">Presidente</text:span></text:p>
          </table:table-cell>
        </table:table-row>
        <table:table-row table:style-name="TableLine94367545034928">
          <table:table-cell table:style-name="Tabla2.A11" office:value-type="string">
            <text:p text:style-name="P86">10</text:p>
          </table:table-cell>
          <table:table-cell table:style-name="Tabla2.B12" office:value-type="string">
            <text:p text:style-name="P64">Signo de la Paz <text:span text:style-name="T111">(</text:span><text:span text:style-name="T116">Canto: Por el amor de mis amigos</text:span><text:span text:style-name="T111">) </text:span></text:p>
          </table:table-cell>
          <table:table-cell table:style-name="Tabla2.C11" office:value-type="string">
            <text:p text:style-name="P64"><text:span text:style-name="T41">Samuel</text:span></text:p>
          </table:table-cell>
        </table:table-row>
        <table:table-row table:style-name="TableLine94367545034928">
          <table:table-cell table:style-name="Tabla2.A12" office:value-type="string">
            <text:p text:style-name="P86">11</text:p>
          </table:table-cell>
          <table:table-cell table:style-name="Tabla2.B12" office:value-type="string">
            <text:p text:style-name="P66">Bendición Final<text:span text:style-name="T78"> </text:span></text:p>
          </table:table-cell>
          <table:table-cell table:style-name="Tabla2.C12" office:value-type="string">
            <text:p text:style-name="P64"><text:span text:style-name="T38">Presidente</text:span></text:p>
          </table:table-cell>
        </table:table-row>
        <table:table-row table:style-name="TableLine94367545034928">
          <table:table-cell table:style-name="Tabla2.A13" office:value-type="string">
            <text:p text:style-name="P86">12</text:p>
          </table:table-cell>
          <table:table-cell table:style-name="Tabla2.B13" office:value-type="string">
            <text:p text:style-name="P66">Canto Final: Gracias a Yahvéh </text:p>
          </table:table-cell>
          <table:table-cell table:style-name="Tabla2.C13" office:value-type="string">
            <text:p text:style-name="P64"><text:span text:style-name="T41">Samuel</text:span></text:p>
          </table:table-cell>
        </table:table-row>
      </table:table>
      <text:p text:style-name="P65"/>
      <text:p text:style-name="P9">0<text:span text:style-name="T67">6</text:span>:00 <text:span text:style-name="T67">PM</text:span> <text:span text:style-name="T25">Cena</text:span></text:p>
      <text:p text:style-name="P21"/>
      <text:p text:style-name="P9">0<text:span text:style-name="T79">7</text:span>:<text:span text:style-name="T79">3</text:span>0 <text:span text:style-name="T79">PM</text:span> Video: La herencia de Carmen</text:p>
      <text:list xml:id="list3670234632" text:style-name="L8">
        <text:list-item>
          <text:p text:style-name="P67">Introducción al video <text:span text:style-name="T96">(</text:span><text:span text:style-name="T106">Mamotreto pág </text:span><text:span text:style-name="T105">36</text:span><text:span text:style-name="T96">)</text:span><text:span text:style-name="T1"> → </text:span><text:span text:style-name="T48">Isaac</text:span></text:p>
        </text:list-item>
        <text:list-item>
          <text:p text:style-name="P67">Proyección del video</text:p>
        </text:list-item>
      </text:list>
      <text:p text:style-name="P90"><text:soft-page-break/><text:span text:style-name="T84">DÍA </text:span><text:span text:style-name="T85">2</text:span><text:span text:style-name="T84"> – </text:span><text:span text:style-name="T85">Sábado</text:span><text:span text:style-name="T84"> </text:span><text:span text:style-name="T85">5</text:span><text:span text:style-name="T84"> Febrero, 2022</text:span></text:p>
      <text:p text:style-name="P17"/>
      <text:p text:style-name="P11">0<text:span text:style-name="T67">9</text:span>:00 <text:span text:style-name="T67">AM</text:span> Desayuno</text:p>
      <text:p text:style-name="P11"/>
      <text:p text:style-name="P6">Signos:</text:p>
      <text:list xml:id="list104219438570380" text:continue-list="list123639519" text:style-name="L1">
        <text:list-item>
          <text:p text:style-name="P33">Atril</text:p>
        </text:list-item>
        <text:list-item>
          <text:p text:style-name="P33">Alfombra</text:p>
        </text:list-item>
        <text:list-item>
          <text:p text:style-name="P31"><text:span text:style-name="T7">Paño de atril </text:span><text:span text:style-name="T14">V</text:span><text:span text:style-name="T13">erde</text:span></text:p>
        </text:list-item>
        <text:list-item>
          <text:p text:style-name="P33">Cruz</text:p>
        </text:list-item>
        <text:list-item>
          <text:p text:style-name="P33">Florero con flores</text:p>
        </text:list-item>
      </text:list>
      <text:p text:style-name="P22"/>
      <text:p text:style-name="P17"><text:span text:style-name="T21">1</text:span><text:span text:style-name="T17">0:00 </text:span><text:span text:style-name="T21">AM</text:span><text:span text:style-name="T17"> Laudes - </text:span><text:span text:style-name="T19">Sábado</text:span><text:span text:style-name="T18"> IV del Tiempo Ordinario</text:span><text:span text:style-name="T1"> (</text:span><text:span text:style-name="T31">Salterio </text:span><text:span text:style-name="T32">T</text:span><text:span text:style-name="T31">omo III pág </text:span><text:span text:style-name="T33">1270</text:span><text:span text:style-name="T1">)</text:span></text:p>
      <text:list xml:id="list3430258632" text:style-name="L3">
        <text:list-item>
          <text:p text:style-name="P38">Señor abre mis labios… → <text:span text:style-name="T39">Presidente</text:span></text:p>
        </text:list-item>
      </text:list>
      <text:list xml:id="list4252548708" text:style-name="L9">
        <text:list-item>
          <text:p text:style-name="P43">Invitatorio: <text:span text:style-name="T25">Fp 2, 1-11</text:span> (<text:span text:style-name="T31">Canto: </text:span><text:span text:style-name="T33">Himno a la Kenosis</text:span>) → <text:span text:style-name="T39">Samuel</text:span></text:p>
        </text:list-item>
        <text:list-item>
          <text:p text:style-name="P39"><text:span text:style-name="T63">Oración del Presidente </text:span><text:span text:style-name="T64">e </text:span><text:span text:style-name="T65">I</text:span><text:span text:style-name="T64">nvocación </text:span><text:span text:style-name="T65">al Espíritu Santo (</text:span><text:span text:style-name="T55">Solo si hay sacerdote presente, sino solo se invita a cantar la invocación</text:span><text:span text:style-name="T65">)</text:span><text:span text:style-name="T54"> → </text:span><text:span text:style-name="T40">Presidente</text:span></text:p>
        </text:list-item>
        <text:list-item>
          <text:p text:style-name="P40">Invocación al Espíritu Santo (<text:span text:style-name="T30">Canto: Oh Señor envía tu Espíritu</text:span>) </text:p>
        </text:list-item>
        <text:list-item>
          <text:p text:style-name="P46">Himno → </text:p>
        </text:list-item>
        <text:list-item>
          <text:p text:style-name="P40">Monición al Salmo 1 (<text:span text:style-name="T30">Mamotreto pág </text:span><text:span text:style-name="T33">37</text:span><text:span text:style-name="T30">-</text:span><text:span text:style-name="T33">4</text:span><text:span text:style-name="T30">1</text:span>) → <text:span text:style-name="T49">Regina</text:span></text:p>
        </text:list-item>
        <text:list-item>
          <text:p text:style-name="P40">Salmo 1: Salmo <text:span text:style-name="T25">91</text:span> (<text:span text:style-name="T33">Proclamado</text:span>) → <text:span text:style-name="T49">Regina</text:span></text:p>
        </text:list-item>
        <text:list-item>
          <text:p text:style-name="P48">Canto: <text:span text:style-name="T26">Delante de los ángeles</text:span> → <text:span text:style-name="T38">Samuel</text:span></text:p>
        </text:list-item>
        <text:list-item>
          <text:p text:style-name="P84"><text:span text:style-name="T3">Sa</text:span><text:span text:style-name="T5">l</text:span><text:span text:style-name="T3">mo 2: Cántico de </text:span><text:span text:style-name="T6">Ezequiel</text:span><text:span text:style-name="T3"> 3</text:span><text:span text:style-name="T6">6</text:span><text:span text:style-name="T3">, </text:span><text:span text:style-name="T6">24</text:span><text:span text:style-name="T3">-</text:span><text:span text:style-name="T6">28</text:span><text:span text:style-name="T3"> (</text:span><text:span text:style-name="T12">Canto: Os tomare de entre las naciones</text:span><text:span text:style-name="T3">) → </text:span><text:span text:style-name="T10">Samuel</text:span><text:span text:style-name="T4"> </text:span></text:p>
        </text:list-item>
        <text:list-item>
          <text:p text:style-name="P49">Salmo 3: Salmo <text:span text:style-name="T26">8</text:span> (<text:span text:style-name="T30">Canto: </text:span><text:span text:style-name="T34">Oh Señor nuestro Dios</text:span>) → <text:span text:style-name="T38">Samuel</text:span></text:p>
        </text:list-item>
        <text:list-item>
          <text:p text:style-name="P49">Lectura y Responsorio Breve →</text:p>
        </text:list-item>
        <text:list-item>
          <text:p text:style-name="P49">Canto: <text:span text:style-name="T26">Este es el mandamiento mio</text:span> → <text:span text:style-name="T38">Samuel</text:span></text:p>
        </text:list-item>
        <text:list-item>
          <text:p text:style-name="P52">Monición a la Epístola: <text:span text:style-name="T26">Fl</text:span><text:span text:style-name="T16"> </text:span><text:span text:style-name="T26">1, 19-30; 2, 1-18, 3, 1-21; 4, 1</text:span> <text:span text:style-name="T1">(</text:span><text:span text:style-name="T31">Mamotreto pág </text:span><text:span text:style-name="T34">4</text:span><text:span text:style-name="T31">1</text:span><text:span text:style-name="T32">-</text:span><text:span text:style-name="T35">49</text:span><text:span text:style-name="T1">) → </text:span></text:p>
        </text:list-item>
        <text:list-item>
          <text:p text:style-name="P54">Proclamación de la Epístola: <text:s/><text:span text:style-name="T26">Fl</text:span> <text:span text:style-name="T26">1, 19-30; 2, 1-18, 3, 1-21; 4, 1 → </text:span></text:p>
        </text:list-item>
        <text:list-item>
          <text:p text:style-name="P55"><text:span text:style-name="T27">Catequesis después de la Proclamación</text:span> <text:span text:style-name="T1">(</text:span><text:span text:style-name="T31">Mamotreto pág </text:span><text:span text:style-name="T30">5</text:span><text:span text:style-name="T36">0</text:span><text:span text:style-name="T30">-</text:span><text:span text:style-name="T36">51</text:span><text:span text:style-name="T1">) → </text:span></text:p>
        </text:list-item>
        <text:list-item>
          <text:p text:style-name="P58">Canto: Como condenados a muerte → <text:span text:style-name="T38">Samuel</text:span></text:p>
        </text:list-item>
        <text:list-item>
          <text:p text:style-name="P55"><text:span text:style-name="T28">Proclamación del evangelio: Mc 6, 30-34</text:span> <text:span text:style-name="T1">→ </text:span><text:span text:style-name="T43">Presidente</text:span></text:p>
        </text:list-item>
        <text:list-item>
          <text:p text:style-name="P59">Introducción a la Oración Silenciosa <text:span text:style-name="T1">(</text:span><text:span text:style-name="T42">Mamotreto pág </text:span><text:span text:style-name="T38">5</text:span><text:span text:style-name="T42">1</text:span><text:span text:style-name="T44">-</text:span><text:span text:style-name="T38">53</text:span><text:span text:style-name="T1">) → </text:span><text:span text:style-name="T44">Presidente</text:span></text:p>
        </text:list-item>
        <text:list-item>
          <text:p text:style-name="P59">Oración Silenciosa (<text:span text:style-name="T30">15 min</text:span>)</text:p>
        </text:list-item>
        <text:list-item>
          <text:p text:style-name="P55">Cántico Evangélico: Lc 1, 68-79 (<text:span text:style-name="T52">Canto: Benedictus</text:span>) → <text:span text:style-name="T38">Samuel</text:span></text:p>
        </text:list-item>
        <text:list-item>
          <text:p text:style-name="P58">Preces → </text:p>
        </text:list-item>
        <text:list-item>
          <text:p text:style-name="P59">Padre Nuestro → <text:span text:style-name="T44">Presidente</text:span></text:p>
        </text:list-item>
        <text:list-item>
          <text:p text:style-name="P59">Ave María → <text:span text:style-name="T44">Presidente</text:span></text:p>
        </text:list-item>
        <text:list-item>
          <text:p text:style-name="P59">Signo de la paz → <text:span text:style-name="T44">Presidente</text:span></text:p>
        </text:list-item>
        <text:list-item>
          <text:p text:style-name="P55">Oración Final Laudes → <text:span text:style-name="T38">Presidente</text:span></text:p>
        </text:list-item>
        <text:list-item>
          <text:p text:style-name="P58">Canto final: Llévame al cielo → <text:span text:style-name="T38">Samuel</text:span></text:p>
        </text:list-item>
      </text:list>
      <text:p text:style-name="P22"/>
      <text:p text:style-name="P13"><text:span text:style-name="T87">11</text:span>:<text:span text:style-name="T87">15</text:span> Descanso<text:span text:style-name="T68"> </text:span><text:span text:style-name="T69">(</text:span><text:span text:style-name="T56">15 min</text:span><text:span text:style-name="T69">)</text:span></text:p>
      <text:p text:style-name="P19"/>
      <text:p text:style-name="P24"><text:span text:style-name="T22">11</text:span><text:span text:style-name="T17">:</text:span><text:span text:style-name="T22">3</text:span><text:span text:style-name="T17">0 Notas sobre la pornografía</text:span> <text:span text:style-name="T1">(</text:span><text:span text:style-name="T31">Mamotreto pág </text:span><text:span text:style-name="T37">55</text:span><text:span text:style-name="T32">-</text:span><text:span text:style-name="T36">5</text:span><text:span text:style-name="T37">6</text:span><text:span text:style-name="T1">) → </text:span><text:span text:style-name="T40">Xavier</text:span></text:p>
      <text:p text:style-name="P24"/>
      <text:p text:style-name="P14"><text:span text:style-name="T87">11</text:span>:<text:span text:style-name="T87">50</text:span> Cuestionario de la convivencia</text:p>
      <text:list xml:id="list1424095652" text:style-name="L10">
        <text:list-item>
          <text:p text:style-name="P68">Presentación del cuestionario <text:span text:style-name="T1">(</text:span><text:span text:style-name="T31">Mamotreto pág </text:span><text:span text:style-name="T30">56</text:span><text:span text:style-name="T32">-</text:span><text:span text:style-name="T36">5</text:span><text:span text:style-name="T30">7</text:span><text:span text:style-name="T1">) → </text:span></text:p>
        </text:list-item>
        <text:list-item>
          <text:p text:style-name="P68">Distribución de los grupos</text:p>
        </text:list-item>
      </text:list>
      <text:p text:style-name="P25"/>
      <text:p text:style-name="P14"><text:span text:style-name="T86">12</text:span>:00 <text:span text:style-name="T86">PM</text:span> Almuerzo</text:p>
      <text:p text:style-name="P26"/>
      <text:p text:style-name="P14">0<text:span text:style-name="T88">1</text:span>:<text:span text:style-name="T88">3</text:span>0 <text:span text:style-name="T88">PM</text:span> Cuestionario de la convivencia</text:p>
      <text:list xml:id="list3717588012" text:style-name="L11">
        <text:list-item>
          <text:p text:style-name="P69"><text:span text:style-name="T24">01:30 PM</text:span><text:span text:style-name="T90"> </text:span>Trabajo en grupo <text:span text:style-name="T89">(1.5 horas)</text:span></text:p>
        </text:list-item>
        <text:list-item>
          <text:p text:style-name="P69"><text:span text:style-name="T23">3:00 PM</text:span><text:span text:style-name="T89"> </text:span>Puesta en común</text:p>
        </text:list-item>
      </text:list>
      <text:p text:style-name="P25"/>
      <text:p text:style-name="P14">0<text:span text:style-name="T89">6</text:span>:00 <text:span text:style-name="T89">PM</text:span> Cena</text:p>
      <text:p text:style-name="P25"/>
      <text:p text:style-name="P3"><text:span text:style-name="T81">0</text:span><text:span text:style-name="T82">7</text:span><text:span text:style-name="T81">:</text:span><text:span text:style-name="T82">3</text:span><text:span text:style-name="T81">0 </text:span><text:span text:style-name="T82">PM</text:span><text:span text:style-name="T81"> Catequesis del Magisterio de la Iglesia</text:span><text:span text:style-name="T83"> </text:span></text:p>
      <text:list xml:id="list83863511" text:style-name="L12">
        <text:list-item>
          <text:p text:style-name="P85"><text:span text:style-name="T76">Catequesis “La Iniciación Cristiana y el Camino Neocatecumenal” </text:span><text:span text:style-name="T75">(</text:span><text:span text:style-name="T70">Mamotreto pág </text:span><text:span text:style-name="T71">5</text:span><text:span text:style-name="T72">9</text:span><text:span text:style-name="T73">-</text:span><text:span text:style-name="T72">90</text:span><text:span text:style-name="T75">) → </text:span><text:span text:style-name="T74">Pbro. Yimmy</text:span></text:p>
        </text:list-item>
      </text:list>
      <text:p text:style-name="P2"/>
      <text:p text:style-name="P2"/>
      <text:p text:style-name="P4"><text:soft-page-break/>DÍA <text:span text:style-name="T29">3</text:span> – <text:span text:style-name="T29">Domingo</text:span> <text:span text:style-name="T29">6</text:span> Febrero, 2022</text:p>
      <text:p text:style-name="P18"/>
      <text:p text:style-name="P12">0<text:span text:style-name="T67">9</text:span>:00 <text:span text:style-name="T67">AM</text:span> Desayuno</text:p>
      <text:p text:style-name="P23"/>
      <text:p text:style-name="P15">Signos:</text:p>
      <text:list xml:id="list3478320230" text:style-name="L13">
        <text:list-item>
          <text:p text:style-name="P35">Alfombra</text:p>
        </text:list-item>
        <text:list-item>
          <text:p text:style-name="P35">Atril</text:p>
        </text:list-item>
        <text:list-item>
          <text:p text:style-name="P35">Paño de atril Verde</text:p>
        </text:list-item>
        <text:list-item>
          <text:p text:style-name="P35">Cruz</text:p>
        </text:list-item>
        <text:list-item>
          <text:p text:style-name="P35">Florero con flores</text:p>
        </text:list-item>
        <text:list-item>
          <text:p text:style-name="P35">Mesa altar</text:p>
        </text:list-item>
        <text:list-item>
          <text:p text:style-name="P35">Mesa credencia</text:p>
        </text:list-item>
        <text:list-item>
          <text:p text:style-name="P35">Velas de mesa altar</text:p>
        </text:list-item>
        <text:list-item>
          <text:p text:style-name="P35">Flores para mesa altar</text:p>
        </text:list-item>
        <text:list-item>
          <text:p text:style-name="P35">2 patenas</text:p>
        </text:list-item>
        <text:list-item>
          <text:p text:style-name="P35">3 cálices</text:p>
        </text:list-item>
        <text:list-item>
          <text:p text:style-name="P35">1 corporal</text:p>
        </text:list-item>
        <text:list-item>
          <text:p text:style-name="P35">2 purificadores</text:p>
        </text:list-item>
        <text:list-item>
          <text:p text:style-name="P35">2 panes</text:p>
        </text:list-item>
        <text:list-item>
          <text:p text:style-name="P35">2 botellas de vino</text:p>
        </text:list-item>
        <text:list-item>
          <text:p text:style-name="P35">1 fuente con su escudilla</text:p>
        </text:list-item>
        <text:list-item>
          <text:p text:style-name="P35">1 manutergio</text:p>
        </text:list-item>
        <text:list-item>
          <text:p text:style-name="P35">1 lavabo</text:p>
        </text:list-item>
        <text:list-item>
          <text:p text:style-name="P36">Paño de mesa altar</text:p>
        </text:list-item>
        <text:list-item>
          <text:p text:style-name="P36">Paño de mesa credencia</text:p>
        </text:list-item>
        <text:list-item>
          <text:p text:style-name="P37">Caballete para cuadro Virgen del Camino</text:p>
        </text:list-item>
        <text:list-item>
          <text:p text:style-name="P37">Cuadro Virgen del Camino</text:p>
        </text:list-item>
      </text:list>
      <text:p text:style-name="P28"/>
      <text:p text:style-name="P18"><text:span text:style-name="T21">1</text:span><text:span text:style-name="T17">0:00 </text:span><text:span text:style-name="T21">AM</text:span><text:span text:style-name="T17"> </text:span><text:span text:style-name="T20">Eucaristía</text:span></text:p>
      <text:list xml:id="list1914981314" text:style-name="L14">
        <text:list-item>
          <text:p text:style-name="P71"><text:span text:style-name="T92">M</text:span>onición Ambiental → </text:p>
        </text:list-item>
        <text:list-item>
          <text:p text:style-name="P71">Monición Primera Lectura → </text:p>
        </text:list-item>
      </text:list>
      <text:list xml:id="list3902810354" text:style-name="L15">
        <text:list-item>
          <text:p text:style-name="P74"><text:span text:style-name="T92">P</text:span>rimera lectura: Isaías 6, 1-2a. 3-8 → </text:p>
        </text:list-item>
        <text:list-item>
          <text:p text:style-name="P74">Salmo responsorial: Salmo 138 (137), 1-8 (1c) → <text:span text:style-name="T50">Samuel</text:span></text:p>
        </text:list-item>
        <text:list-item>
          <text:p text:style-name="P72">Monición Segunda lectura → </text:p>
        </text:list-item>
        <text:list-item>
          <text:p text:style-name="P74">Segunda lectura: 1 Corintios 15, 1-11 → </text:p>
        </text:list-item>
        <text:list-item>
          <text:p text:style-name="P72">Monición Evangelio → </text:p>
        </text:list-item>
        <text:list-item>
          <text:p text:style-name="P72">Aleluya → <text:span text:style-name="T38">Samuel</text:span></text:p>
        </text:list-item>
        <text:list-item>
          <text:p text:style-name="P74">Evangelio: Lucas 5, 1-11 → <text:span text:style-name="T50">Presidente</text:span></text:p>
        </text:list-item>
        <text:list-item>
          <text:p text:style-name="P73">Homilía → <text:span text:style-name="T38">Presidente</text:span></text:p>
        </text:list-item>
        <text:list-item>
          <text:p text:style-name="P75">Oración de los fieles → </text:p>
        </text:list-item>
        <text:list-item>
          <text:p text:style-name="P75">Rito de paz</text:p>
        </text:list-item>
        <text:list-item>
          <text:p text:style-name="P75">Plegaria Eucarística<text:span text:style-name="T91"> → </text:span><text:span text:style-name="T50">Presidente</text:span></text:p>
        </text:list-item>
        <text:list-item>
          <text:p text:style-name="P77"><text:span text:style-name="T93">S</text:span>anto → <text:span text:style-name="T38">Samuel</text:span></text:p>
        </text:list-item>
        <text:list-item>
          <text:p text:style-name="P77">Comunión</text:p>
        </text:list-item>
        <text:list-item>
          <text:p text:style-name="P78">Llamada vocacional</text:p>
        </text:list-item>
        <text:list-item>
          <text:p text:style-name="P78">Reparto de la estampa para devoción privada de Carmen Hernández</text:p>
        </text:list-item>
        <text:list-item>
          <text:p text:style-name="P79">Bendición Final<text:span text:style-name="T91"> → </text:span><text:span text:style-name="T50">Presidente</text:span></text:p>
        </text:list-item>
        <text:list-item>
          <text:p text:style-name="P80"><text:span text:style-name="T93">A</text:span>visos y Noticias</text:p>
        </text:list-item>
      </text:list>
      <text:p text:style-name="P29"/>
      <text:p text:style-name="P27"><text:span text:style-name="T21">12</text:span><text:span text:style-name="T17">:00 </text:span><text:span text:style-name="T21">PM</text:span><text:span text:style-name="T17"> Almuerz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4:25:17.881118378</meta:creation-date>
    <dc:date>2022-01-14T10:42:18.774959419</dc:date>
    <meta:editing-duration>PT2H52M44S</meta:editing-duration>
    <meta:editing-cycles>57</meta:editing-cycles>
    <meta:generator>LibreOffice/7.1.8.1$Linux_X86_64 LibreOffice_project/10$Build-1</meta:generator>
    <meta:document-statistic meta:table-count="2" meta:image-count="0" meta:object-count="0" meta:page-count="3" meta:paragraph-count="213" meta:word-count="951" meta:character-count="5134" meta:non-whitespace-character-count="4451"/>
  </office:meta>
</office:document-meta>
</file>